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 style:font-pitch="variable"/>
    <style:font-face style:name="CMU Serif" svg:font-family="'CM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53mm"/>
    </style:style>
    <style:style style:name="co4" style:family="table-column">
      <style:table-column-properties fo:break-before="auto" style:column-width="20.39mm"/>
    </style:style>
    <style:style style:name="co5" style:family="table-column">
      <style:table-column-properties fo:break-before="auto" style:column-width="24.29mm"/>
    </style:style>
    <style:style style:name="co6" style:family="table-column">
      <style:table-column-properties fo:break-before="auto" style:column-width="14.94mm"/>
    </style:style>
    <style:style style:name="co7" style:family="table-column">
      <style:table-column-properties fo:break-before="auto" style:column-width="13.25mm"/>
    </style:style>
    <style:style style:name="ro1" style:family="table-row">
      <style:table-row-properties style:row-height="5.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style:font-name="Latin Modern Roman"/>
    </style:style>
    <style:style style:name="ce5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style:font-name="Latin Modern Roman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style:rotation-angle="90" fo:border-top="none"/>
      <style:paragraph-properties fo:text-align="center" fo:margin-left="0mm"/>
      <style:text-properties style:font-name="Latin Modern Roman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06pt solid #000000" style:rotation-angle="90" fo:border-top="none"/>
      <style:paragraph-properties fo:text-align="center" fo:margin-left="0mm"/>
      <style:text-properties style:font-name="Latin Modern Roman"/>
    </style:style>
    <style:style style:name="ce25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style:font-name="Latin Modern Roman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atin Modern Roman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Latin Modern Roman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atin Modern Roman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Latin Modern Roma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in Modern Roman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atin Modern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 style:data-style-name="N3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atin Modern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atin Modern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Latin Modern Roman" fo:font-weight="bold" style:font-weight-asian="bold" style:font-weight-complex="bold"/>
    </style:style>
    <style:style style:name="ce14" style:family="table-cell" style:parent-style-name="Default" style:data-style-name="N11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Latin Modern Roman"/>
    </style:style>
    <style:style style:name="ce15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  <style:text-properties style:font-name="Latin Modern Roman"/>
    </style:style>
    <style:style style:name="ce16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Latin Modern Roman"/>
    </style:style>
    <style:style style:name="ce17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style:font-name="Latin Modern Roman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in Modern Roman" fo:font-weight="bold" style:font-weight-asian="bold" style:font-weight-complex="bold"/>
    </style:style>
    <style:style style:name="ce40" style:family="table-cell" style:parent-style-name="Default" style:data-style-name="N111">
      <style:table-cell-properties style:text-align-source="fix" style:repeat-content="false"/>
      <style:paragraph-properties fo:text-align="center" fo:margin-left="0mm"/>
      <style:text-properties style:font-name="Latin Modern Roman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Latin Modern Roman" fo:font-weight="bold" style:font-weight-asian="bold" style:font-weight-complex="bold"/>
    </style:style>
    <style:style style:name="ce19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Latin Modern Roman"/>
    </style:style>
    <style:style style:name="ce20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Latin Modern Roman"/>
    </style:style>
    <style:style style:name="ce21" style:family="table-cell" style:parent-style-name="Default" style:data-style-name="N11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Latin Modern Roman"/>
    </style:style>
    <style:style style:name="ce45" style:family="table-cell" style:parent-style-name="Default">
      <style:table-cell-properties style:rotation-angle="90"/>
      <style:text-properties style:font-name="Latin Modern Roman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style:font-name="Latin Modern Roman" fo:font-weight="bold" style:font-weight-asian="bold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atin Modern Roman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atin Modern Roman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font-name="Latin Modern Roman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Latin Modern Roman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atin Modern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5" table:style-name="ta1">
        <table:table-column table:style-name="co1" table:default-cell-style-name="ce4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1" table:default-cell-style-name="ce39"/>
        <table:table-column table:style-name="co7" table:default-cell-style-name="ce12"/>
        <table:table-column table:style-name="co3" table:number-columns-repeated="4" table:default-cell-style-name="ce12"/>
        <table:table-column table:style-name="co2" table:number-columns-repeated="1012" table:default-cell-style-name="ce12"/>
        <table:table-row table:style-name="ro1">
          <table:table-cell/>
          <table:table-cell table:style-name="ce8" office:value-type="string" calcext:value-type="string">
            <text:p>N</text:p>
          </table:table-cell>
          <table:table-cell table:style-name="ce13" office:value-type="string" calcext:value-type="string">
            <text:p>Aleatório</text:p>
          </table:table-cell>
          <table:table-cell table:style-name="ce13" office:value-type="string" calcext:value-type="string">
            <text:p>Crescente</text:p>
          </table:table-cell>
          <table:table-cell table:style-name="ce18" office:value-type="string" calcext:value-type="string">
            <text:p>Decrescente</text:p>
          </table:table-cell>
          <table:table-cell/>
          <table:table-cell table:style-name="ce45"/>
          <table:table-cell table:style-name="ce8" office:value-type="string" calcext:value-type="string">
            <text:p>N</text:p>
          </table:table-cell>
          <table:table-cell table:style-name="ce50" office:value-type="string" calcext:value-type="string">
            <text:p>Selection</text:p>
          </table:table-cell>
          <table:table-cell table:style-name="ce13" office:value-type="string" calcext:value-type="string">
            <text:p>Merge</text:p>
          </table:table-cell>
          <table:table-cell table:style-name="ce13" office:value-type="string" calcext:value-type="string">
            <text:p>Quick</text:p>
          </table:table-cell>
          <table:table-cell table:style-name="ce18" office:value-type="string" calcext:value-type="string">
            <text:p>Insertion</text:p>
          </table:table-cell>
          <table:table-cell table:style-name="ce39" office:value-type="string" calcext:value-type="string">
            <text:p>Shell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" table:number-rows-spanned="5">
            <text:p>Merge</text:p>
          </table:table-cell>
          <table:table-cell table:style-name="ce9" office:value-type="float" office:value="10" calcext:value-type="float">
            <text:p>10</text:p>
          </table:table-cell>
          <table:table-cell table:style-name="ce14" office:value-type="float" office:value="0.0000095" calcext:value-type="float">
            <text:p>0,00000950</text:p>
          </table:table-cell>
          <table:table-cell table:style-name="ce14" office:value-type="float" office:value="0.0000085" calcext:value-type="float">
            <text:p>0,00000850</text:p>
          </table:table-cell>
          <table:table-cell table:style-name="ce19" office:value-type="float" office:value="0.00000275" calcext:value-type="float">
            <text:p>0,00000275</text:p>
          </table:table-cell>
          <table:table-cell/>
          <table:table-cell table:style-name="ce46" office:value-type="string" calcext:value-type="string" table:number-columns-spanned="1" table:number-rows-spanned="5">
            <text:p>Aleatório</text:p>
          </table:table-cell>
          <table:table-cell table:style-name="ce47" office:value-type="float" office:value="10" calcext:value-type="float">
            <text:p>10</text:p>
          </table:table-cell>
          <table:table-cell table:style-name="ce14" table:formula="of:=[.C20]" office:value-type="float" office:value="0.00000125" calcext:value-type="float">
            <text:p>0,00000125</text:p>
          </table:table-cell>
          <table:table-cell table:style-name="ce14" table:formula="of:=[.C2]" office:value-type="float" office:value="0.0000095" calcext:value-type="float">
            <text:p>0,00000950</text:p>
          </table:table-cell>
          <table:table-cell table:style-name="ce14" table:formula="of:=[.C8]" office:value-type="float" office:value="0.000001" calcext:value-type="float">
            <text:p>0,00000100</text:p>
          </table:table-cell>
          <table:table-cell table:style-name="ce19" table:formula="of:=[.C14]" office:value-type="float" office:value="0.00000175" calcext:value-type="float">
            <text:p>0,00000175</text:p>
          </table:table-cell>
          <table:table-cell table:style-name="ce17" office:value-type="float" office:value="0.000001" calcext:value-type="float">
            <text:p>0,00000100</text:p>
          </table:table-cell>
          <table:table-cell table:number-columns-repeated="1011"/>
        </table:table-row>
        <table:table-row table:style-name="ro1">
          <table:covered-table-cell table:style-name="ce6"/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0.000022" calcext:value-type="float">
            <text:p>0,00002200</text:p>
          </table:table-cell>
          <table:table-cell table:style-name="ce15" office:value-type="float" office:value="0.00002125" calcext:value-type="float">
            <text:p>0,00002125</text:p>
          </table:table-cell>
          <table:table-cell table:style-name="ce20" office:value-type="float" office:value="0.000021" calcext:value-type="float">
            <text:p>0,00002100</text:p>
          </table:table-cell>
          <table:table-cell/>
          <table:covered-table-cell table:style-name="ce45"/>
          <table:table-cell table:style-name="ce48" office:value-type="float" office:value="100" calcext:value-type="float">
            <text:p>100</text:p>
          </table:table-cell>
          <table:table-cell table:style-name="ce15" table:formula="of:=[.C21]" office:value-type="float" office:value="0.00000925" calcext:value-type="float">
            <text:p>0,00000925</text:p>
          </table:table-cell>
          <table:table-cell table:style-name="ce15" table:formula="of:=[.C3]" office:value-type="float" office:value="0.000022" calcext:value-type="float">
            <text:p>0,00002200</text:p>
          </table:table-cell>
          <table:table-cell table:style-name="ce15" table:formula="of:=[.C9]" office:value-type="float" office:value="0.00000525" calcext:value-type="float">
            <text:p>0,00000525</text:p>
          </table:table-cell>
          <table:table-cell table:style-name="ce20" table:formula="of:=[.C15]" office:value-type="float" office:value="0.0000035" calcext:value-type="float">
            <text:p>0,00000350</text:p>
          </table:table-cell>
          <table:table-cell table:style-name="ce17" office:value-type="float" office:value="0.000006" calcext:value-type="float">
            <text:p>0,00000600</text:p>
          </table:table-cell>
          <table:table-cell table:number-columns-repeated="1011"/>
        </table:table-row>
        <table:table-row table:style-name="ro1">
          <table:covered-table-cell table:style-name="ce6"/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0.0002415" calcext:value-type="float">
            <text:p>0,00024150</text:p>
          </table:table-cell>
          <table:table-cell table:style-name="ce15" office:value-type="float" office:value="0.0001385" calcext:value-type="float">
            <text:p>0,00013850</text:p>
          </table:table-cell>
          <table:table-cell table:style-name="ce20" office:value-type="float" office:value="0.00014425" calcext:value-type="float">
            <text:p>0,00014425</text:p>
          </table:table-cell>
          <table:table-cell/>
          <table:covered-table-cell table:style-name="ce45"/>
          <table:table-cell table:style-name="ce48" office:value-type="float" office:value="1000" calcext:value-type="float">
            <text:p>1000</text:p>
          </table:table-cell>
          <table:table-cell table:style-name="ce15" table:formula="of:=[.C22]" office:value-type="float" office:value="0.0005585" calcext:value-type="float">
            <text:p>0,00055850</text:p>
          </table:table-cell>
          <table:table-cell table:style-name="ce15" table:formula="of:=[.C4]" office:value-type="float" office:value="0.0002415" calcext:value-type="float">
            <text:p>0,00024150</text:p>
          </table:table-cell>
          <table:table-cell table:style-name="ce15" table:formula="of:=[.C10]" office:value-type="float" office:value="0.00005625" calcext:value-type="float">
            <text:p>0,00005625</text:p>
          </table:table-cell>
          <table:table-cell table:style-name="ce20" table:formula="of:=[.C16]" office:value-type="float" office:value="0.00018675" calcext:value-type="float">
            <text:p>0,00018675</text:p>
          </table:table-cell>
          <table:table-cell table:style-name="ce17" office:value-type="float" office:value="0.000063" calcext:value-type="float">
            <text:p>0,00006300</text:p>
          </table:table-cell>
          <table:table-cell table:number-columns-repeated="1011"/>
        </table:table-row>
        <table:table-row table:style-name="ro1">
          <table:covered-table-cell table:style-name="ce6"/>
          <table:table-cell table:style-name="ce10" office:value-type="float" office:value="10000" calcext:value-type="float">
            <text:p>10000</text:p>
          </table:table-cell>
          <table:table-cell table:style-name="ce15" office:value-type="float" office:value="0.002083" calcext:value-type="float">
            <text:p>0,00208300</text:p>
          </table:table-cell>
          <table:table-cell table:style-name="ce15" office:value-type="float" office:value="0.00130975" calcext:value-type="float">
            <text:p>0,00130975</text:p>
          </table:table-cell>
          <table:table-cell table:style-name="ce20" office:value-type="float" office:value="0.001518" calcext:value-type="float">
            <text:p>0,00151800</text:p>
          </table:table-cell>
          <table:table-cell/>
          <table:covered-table-cell table:style-name="ce45"/>
          <table:table-cell table:style-name="ce48" office:value-type="float" office:value="10000" calcext:value-type="float">
            <text:p>10000</text:p>
          </table:table-cell>
          <table:table-cell table:style-name="ce15" table:formula="of:=[.C23]" office:value-type="float" office:value="0.048765" calcext:value-type="float">
            <text:p>0,04876500</text:p>
          </table:table-cell>
          <table:table-cell table:style-name="ce15" table:formula="of:=[.C5]" office:value-type="float" office:value="0.002083" calcext:value-type="float">
            <text:p>0,00208300</text:p>
          </table:table-cell>
          <table:table-cell table:style-name="ce15" table:formula="of:=[.C11]" office:value-type="float" office:value="0.0007065" calcext:value-type="float">
            <text:p>0,00070650</text:p>
          </table:table-cell>
          <table:table-cell table:style-name="ce20" table:formula="of:=[.C17]" office:value-type="float" office:value="0.01617825" calcext:value-type="float">
            <text:p>0,01617825</text:p>
          </table:table-cell>
          <table:table-cell table:style-name="ce17" office:value-type="float" office:value="0.001164" calcext:value-type="float">
            <text:p>0,00116400</text:p>
          </table:table-cell>
          <table:table-cell table:number-columns-repeated="1011"/>
        </table:table-row>
        <table:table-row table:style-name="ro1">
          <table:covered-table-cell table:style-name="ce24"/>
          <table:table-cell table:style-name="ce11" office:value-type="float" office:value="100000" calcext:value-type="float">
            <text:p>100000</text:p>
          </table:table-cell>
          <table:table-cell table:style-name="ce16" office:value-type="float" office:value="0.027256" calcext:value-type="float">
            <text:p>0,02725600</text:p>
          </table:table-cell>
          <table:table-cell table:style-name="ce16" office:value-type="float" office:value="0.0160125" calcext:value-type="float">
            <text:p>0,01601250</text:p>
          </table:table-cell>
          <table:table-cell table:style-name="ce21" office:value-type="float" office:value="0.0182245" calcext:value-type="float">
            <text:p>0,01822450</text:p>
          </table:table-cell>
          <table:table-cell/>
          <table:covered-table-cell table:style-name="ce45"/>
          <table:table-cell table:style-name="ce49" office:value-type="float" office:value="100000" calcext:value-type="float">
            <text:p>100000</text:p>
          </table:table-cell>
          <table:table-cell table:style-name="ce16" table:formula="of:=[.C24]" office:value-type="float" office:value="4.8719575" calcext:value-type="float">
            <text:p>4,87195750</text:p>
          </table:table-cell>
          <table:table-cell table:style-name="ce16" table:formula="of:=[.C6]" office:value-type="float" office:value="0.027256" calcext:value-type="float">
            <text:p>0,02725600</text:p>
          </table:table-cell>
          <table:table-cell table:style-name="ce16" table:formula="of:=[.C12]" office:value-type="float" office:value="0.007947" calcext:value-type="float">
            <text:p>0,00794700</text:p>
          </table:table-cell>
          <table:table-cell table:style-name="ce21" table:formula="of:=[.C18]" office:value-type="float" office:value="1.6504175" calcext:value-type="float">
            <text:p>1,65041750</text:p>
          </table:table-cell>
          <table:table-cell table:style-name="ce17" office:value-type="float" office:value="0.012024" calcext:value-type="float">
            <text:p>0,01202400</text:p>
          </table:table-cell>
          <table:table-cell table:number-columns-repeated="1011"/>
        </table:table-row>
        <table:table-row table:style-name="ro1">
          <table:table-cell table:style-name="ce24"/>
          <table:table-cell table:style-name="ce8" office:value-type="string" calcext:value-type="string">
            <text:p>N</text:p>
          </table:table-cell>
          <table:table-cell table:style-name="ce13" office:value-type="string" calcext:value-type="string">
            <text:p>Aleatório</text:p>
          </table:table-cell>
          <table:table-cell table:style-name="ce13" office:value-type="string" calcext:value-type="string">
            <text:p>Crescente</text:p>
          </table:table-cell>
          <table:table-cell table:style-name="ce18" office:value-type="string" calcext:value-type="string">
            <text:p>Decrescente</text:p>
          </table:table-cell>
          <table:table-cell/>
          <table:table-cell table:style-name="ce45"/>
          <table:table-cell table:style-name="ce8" office:value-type="string" calcext:value-type="string">
            <text:p>N</text:p>
          </table:table-cell>
          <table:table-cell table:style-name="ce50" office:value-type="string" calcext:value-type="string">
            <text:p>Selection</text:p>
          </table:table-cell>
          <table:table-cell table:style-name="ce13" office:value-type="string" calcext:value-type="string">
            <text:p>Merge</text:p>
          </table:table-cell>
          <table:table-cell table:style-name="ce13" office:value-type="string" calcext:value-type="string">
            <text:p>Quick</text:p>
          </table:table-cell>
          <table:table-cell table:style-name="ce18" office:value-type="string" calcext:value-type="string">
            <text:p>Insertion</text:p>
          </table:table-cell>
          <table:table-cell table:style-name="ce39" office:value-type="string" calcext:value-type="string">
            <text:p>Shell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" table:number-rows-spanned="5">
            <text:p>Quick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14" office:value-type="float" office:value="0.000001" calcext:value-type="float">
            <text:p>0,00000100</text:p>
          </table:table-cell>
          <table:table-cell table:style-name="ce19" office:value-type="float" office:value="0.000001" calcext:value-type="float">
            <text:p>0,00000100</text:p>
          </table:table-cell>
          <table:table-cell/>
          <table:table-cell table:style-name="ce46" office:value-type="string" calcext:value-type="string" table:number-columns-spanned="1" table:number-rows-spanned="5">
            <text:p>Crescente</text:p>
          </table:table-cell>
          <table:table-cell table:style-name="ce47" office:value-type="float" office:value="10" calcext:value-type="float">
            <text:p>10</text:p>
          </table:table-cell>
          <table:table-cell table:style-name="ce14" table:formula="of:=[.D20]" office:value-type="float" office:value="0.000001" calcext:value-type="float">
            <text:p>0,00000100</text:p>
          </table:table-cell>
          <table:table-cell table:style-name="ce14" table:formula="of:=[.D2]" office:value-type="float" office:value="0.0000085" calcext:value-type="float">
            <text:p>0,00000850</text:p>
          </table:table-cell>
          <table:table-cell table:style-name="ce14" table:formula="of:=[.D8]" office:value-type="float" office:value="0.000001" calcext:value-type="float">
            <text:p>0,00000100</text:p>
          </table:table-cell>
          <table:table-cell table:style-name="ce19" table:formula="of:=[.D14]" office:value-type="float" office:value="0.00000125" calcext:value-type="float">
            <text:p>0,00000125</text:p>
          </table:table-cell>
          <table:table-cell table:style-name="ce17" office:value-type="float" office:value="0.000001" calcext:value-type="float">
            <text:p>0,00000100</text:p>
          </table:table-cell>
          <table:table-cell table:number-columns-repeated="1011"/>
        </table:table-row>
        <table:table-row table:style-name="ro1">
          <table:covered-table-cell table:style-name="ce6"/>
          <table:table-cell office:value-type="float" office:value="100" calcext:value-type="float">
            <text:p>100</text:p>
          </table:table-cell>
          <table:table-cell table:style-name="ce17" office:value-type="float" office:value="0.00000525" calcext:value-type="float">
            <text:p>0,00000525</text:p>
          </table:table-cell>
          <table:table-cell table:style-name="ce17" office:value-type="float" office:value="0.00000675" calcext:value-type="float">
            <text:p>0,00000675</text:p>
          </table:table-cell>
          <table:table-cell table:style-name="ce20" office:value-type="float" office:value="0.000007" calcext:value-type="float">
            <text:p>0,00000700</text:p>
          </table:table-cell>
          <table:table-cell/>
          <table:covered-table-cell table:style-name="ce45"/>
          <table:table-cell table:style-name="ce48" office:value-type="float" office:value="100" calcext:value-type="float">
            <text:p>100</text:p>
          </table:table-cell>
          <table:table-cell table:style-name="ce17" table:formula="of:=[.D21]" office:value-type="float" office:value="0.00000875" calcext:value-type="float">
            <text:p>0,00000875</text:p>
          </table:table-cell>
          <table:table-cell table:style-name="ce15" table:formula="of:=[.D3]" office:value-type="float" office:value="0.00002125" calcext:value-type="float">
            <text:p>0,00002125</text:p>
          </table:table-cell>
          <table:table-cell table:style-name="ce17" table:formula="of:=[.D9]" office:value-type="float" office:value="0.00000675" calcext:value-type="float">
            <text:p>0,00000675</text:p>
          </table:table-cell>
          <table:table-cell table:style-name="ce20" table:formula="of:=[.D15]" office:value-type="float" office:value="0.000002" calcext:value-type="float">
            <text:p>0,00000200</text:p>
          </table:table-cell>
          <table:table-cell table:style-name="ce17" office:value-type="float" office:value="0.000001" calcext:value-type="float">
            <text:p>0,00000100</text:p>
          </table:table-cell>
          <table:table-cell table:number-columns-repeated="1011"/>
        </table:table-row>
        <table:table-row table:style-name="ro1">
          <table:covered-table-cell table:style-name="ce6"/>
          <table:table-cell office:value-type="float" office:value="1000" calcext:value-type="float">
            <text:p>1000</text:p>
          </table:table-cell>
          <table:table-cell table:style-name="ce17" office:value-type="float" office:value="0.00005625" calcext:value-type="float">
            <text:p>0,00005625</text:p>
          </table:table-cell>
          <table:table-cell table:style-name="ce17" office:value-type="float" office:value="0.00042425" calcext:value-type="float">
            <text:p>0,00042425</text:p>
          </table:table-cell>
          <table:table-cell table:style-name="ce20" office:value-type="float" office:value="0.00046975" calcext:value-type="float">
            <text:p>0,00046975</text:p>
          </table:table-cell>
          <table:table-cell/>
          <table:covered-table-cell table:style-name="ce45"/>
          <table:table-cell table:style-name="ce48" office:value-type="float" office:value="1000" calcext:value-type="float">
            <text:p>1000</text:p>
          </table:table-cell>
          <table:table-cell table:style-name="ce17" table:formula="of:=[.D22]" office:value-type="float" office:value="0.00051575" calcext:value-type="float">
            <text:p>0,00051575</text:p>
          </table:table-cell>
          <table:table-cell table:style-name="ce15" table:formula="of:=[.D4]" office:value-type="float" office:value="0.0001385" calcext:value-type="float">
            <text:p>0,00013850</text:p>
          </table:table-cell>
          <table:table-cell table:style-name="ce17" table:formula="of:=[.D10]" office:value-type="float" office:value="0.00042425" calcext:value-type="float">
            <text:p>0,00042425</text:p>
          </table:table-cell>
          <table:table-cell table:style-name="ce20" table:formula="of:=[.D16]" office:value-type="float" office:value="0.00000175" calcext:value-type="float">
            <text:p>0,00000175</text:p>
          </table:table-cell>
          <table:table-cell table:style-name="ce17" office:value-type="float" office:value="0.000009" calcext:value-type="float">
            <text:p>0,00000900</text:p>
          </table:table-cell>
          <table:table-cell table:number-columns-repeated="1011"/>
        </table:table-row>
        <table:table-row table:style-name="ro1">
          <table:covered-table-cell table:style-name="ce6"/>
          <table:table-cell office:value-type="float" office:value="10000" calcext:value-type="float">
            <text:p>10000</text:p>
          </table:table-cell>
          <table:table-cell table:style-name="ce17" office:value-type="float" office:value="0.0007065" calcext:value-type="float">
            <text:p>0,00070650</text:p>
          </table:table-cell>
          <table:table-cell table:style-name="ce17" office:value-type="float" office:value="0.04446325" calcext:value-type="float">
            <text:p>0,04446325</text:p>
          </table:table-cell>
          <table:table-cell table:style-name="ce20" office:value-type="float" office:value="0.03323875" calcext:value-type="float">
            <text:p>0,03323875</text:p>
          </table:table-cell>
          <table:table-cell/>
          <table:covered-table-cell table:style-name="ce45"/>
          <table:table-cell table:style-name="ce48" office:value-type="float" office:value="10000" calcext:value-type="float">
            <text:p>10000</text:p>
          </table:table-cell>
          <table:table-cell table:style-name="ce17" table:formula="of:=[.D23]" office:value-type="float" office:value="0.04787975" calcext:value-type="float">
            <text:p>0,04787975</text:p>
          </table:table-cell>
          <table:table-cell table:style-name="ce15" table:formula="of:=[.D5]" office:value-type="float" office:value="0.00130975" calcext:value-type="float">
            <text:p>0,00130975</text:p>
          </table:table-cell>
          <table:table-cell table:style-name="ce17" table:formula="of:=[.D11]" office:value-type="float" office:value="0.04446325" calcext:value-type="float">
            <text:p>0,04446325</text:p>
          </table:table-cell>
          <table:table-cell table:style-name="ce20" table:formula="of:=[.D17]" office:value-type="float" office:value="0.00001225" calcext:value-type="float">
            <text:p>0,00001225</text:p>
          </table:table-cell>
          <table:table-cell table:style-name="ce17" office:value-type="float" office:value="0.000108" calcext:value-type="float">
            <text:p>0,00010800</text:p>
          </table:table-cell>
          <table:table-cell table:number-columns-repeated="1011"/>
        </table:table-row>
        <table:table-row table:style-name="ro1">
          <table:covered-table-cell table:style-name="ce24"/>
          <table:table-cell table:style-name="ce11" office:value-type="float" office:value="100000" calcext:value-type="float">
            <text:p>100000</text:p>
          </table:table-cell>
          <table:table-cell table:style-name="ce16" office:value-type="float" office:value="0.007947" calcext:value-type="float">
            <text:p>0,00794700</text:p>
          </table:table-cell>
          <table:table-cell table:style-name="ce16" office:value-type="float" office:value="3.36492" calcext:value-type="float">
            <text:p>3,36492000</text:p>
          </table:table-cell>
          <table:table-cell table:style-name="ce21" office:value-type="float" office:value="3.4112475" calcext:value-type="float">
            <text:p>3,41124750</text:p>
          </table:table-cell>
          <table:table-cell/>
          <table:covered-table-cell table:style-name="ce45"/>
          <table:table-cell table:style-name="ce49" office:value-type="float" office:value="100000" calcext:value-type="float">
            <text:p>100000</text:p>
          </table:table-cell>
          <table:table-cell table:style-name="ce16" table:formula="of:=[.D24]" office:value-type="float" office:value="4.969915" calcext:value-type="float">
            <text:p>4,96991500</text:p>
          </table:table-cell>
          <table:table-cell table:style-name="ce16" table:formula="of:=[.D6]" office:value-type="float" office:value="0.0160125" calcext:value-type="float">
            <text:p>0,01601250</text:p>
          </table:table-cell>
          <table:table-cell table:style-name="ce16" table:formula="of:=[.D12]" office:value-type="float" office:value="3.36492" calcext:value-type="float">
            <text:p>3,36492000</text:p>
          </table:table-cell>
          <table:table-cell table:style-name="ce21" table:formula="of:=[.D18]" office:value-type="float" office:value="0.00026375" calcext:value-type="float">
            <text:p>0,00026375</text:p>
          </table:table-cell>
          <table:table-cell table:style-name="ce17" office:value-type="float" office:value="0.001815" calcext:value-type="float">
            <text:p>0,00181500</text:p>
          </table:table-cell>
          <table:table-cell table:number-columns-repeated="1011"/>
        </table:table-row>
        <table:table-row table:style-name="ro1">
          <table:table-cell table:style-name="ce24"/>
          <table:table-cell table:style-name="ce8" office:value-type="string" calcext:value-type="string">
            <text:p>N</text:p>
          </table:table-cell>
          <table:table-cell table:style-name="ce13" office:value-type="string" calcext:value-type="string">
            <text:p>Aleatório</text:p>
          </table:table-cell>
          <table:table-cell table:style-name="ce13" office:value-type="string" calcext:value-type="string">
            <text:p>Crescente</text:p>
          </table:table-cell>
          <table:table-cell table:style-name="ce18" office:value-type="string" calcext:value-type="string">
            <text:p>Decrescente</text:p>
          </table:table-cell>
          <table:table-cell/>
          <table:table-cell table:style-name="ce45"/>
          <table:table-cell table:style-name="ce8" office:value-type="string" calcext:value-type="string">
            <text:p>N</text:p>
          </table:table-cell>
          <table:table-cell table:style-name="ce50" office:value-type="string" calcext:value-type="string">
            <text:p>Selection</text:p>
          </table:table-cell>
          <table:table-cell table:style-name="ce13" office:value-type="string" calcext:value-type="string">
            <text:p>Merge</text:p>
          </table:table-cell>
          <table:table-cell table:style-name="ce13" office:value-type="string" calcext:value-type="string">
            <text:p>Quick</text:p>
          </table:table-cell>
          <table:table-cell table:style-name="ce18" office:value-type="string" calcext:value-type="string">
            <text:p>Insertion</text:p>
          </table:table-cell>
          <table:table-cell table:style-name="ce39" office:value-type="string" calcext:value-type="string">
            <text:p>Shell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" table:number-rows-spanned="5">
            <text:p>Insertion</text:p>
          </table:table-cell>
          <table:table-cell table:style-name="ce9" office:value-type="float" office:value="10" calcext:value-type="float">
            <text:p>10</text:p>
          </table:table-cell>
          <table:table-cell table:style-name="ce14" office:value-type="float" office:value="0.00000175" calcext:value-type="float">
            <text:p>0,00000175</text:p>
          </table:table-cell>
          <table:table-cell table:style-name="ce14" office:value-type="float" office:value="0.00000125" calcext:value-type="float">
            <text:p>0,00000125</text:p>
          </table:table-cell>
          <table:table-cell table:style-name="ce19" office:value-type="float" office:value="0.000001" calcext:value-type="float">
            <text:p>0,00000100</text:p>
          </table:table-cell>
          <table:table-cell/>
          <table:table-cell table:style-name="ce46" office:value-type="string" calcext:value-type="string" table:number-columns-spanned="1" table:number-rows-spanned="5">
            <text:p>Decrescente</text:p>
          </table:table-cell>
          <table:table-cell table:style-name="ce47" office:value-type="float" office:value="10" calcext:value-type="float">
            <text:p>10</text:p>
          </table:table-cell>
          <table:table-cell table:style-name="ce14" table:formula="of:=[.E20]" office:value-type="float" office:value="0.000001" calcext:value-type="float">
            <text:p>0,00000100</text:p>
          </table:table-cell>
          <table:table-cell table:style-name="ce14" table:formula="of:=[.E2]" office:value-type="float" office:value="0.00000275" calcext:value-type="float">
            <text:p>0,00000275</text:p>
          </table:table-cell>
          <table:table-cell table:style-name="ce14" table:formula="of:=[.E8]" office:value-type="float" office:value="0.000001" calcext:value-type="float">
            <text:p>0,00000100</text:p>
          </table:table-cell>
          <table:table-cell table:style-name="ce19" table:formula="of:=[.E14]" office:value-type="float" office:value="0.000001" calcext:value-type="float">
            <text:p>0,00000100</text:p>
          </table:table-cell>
          <table:table-cell table:style-name="ce17" office:value-type="float" office:value="0.000001" calcext:value-type="float">
            <text:p>0,00000100</text:p>
          </table:table-cell>
          <table:table-cell table:number-columns-repeated="1011"/>
        </table:table-row>
        <table:table-row table:style-name="ro1">
          <table:covered-table-cell table:style-name="ce6"/>
          <table:table-cell office:value-type="float" office:value="100" calcext:value-type="float">
            <text:p>100</text:p>
          </table:table-cell>
          <table:table-cell table:style-name="ce17" office:value-type="float" office:value="0.0000035" calcext:value-type="float">
            <text:p>0,00000350</text:p>
          </table:table-cell>
          <table:table-cell table:style-name="ce17" office:value-type="float" office:value="0.000002" calcext:value-type="float">
            <text:p>0,00000200</text:p>
          </table:table-cell>
          <table:table-cell table:style-name="ce20" office:value-type="float" office:value="0.000001" calcext:value-type="float">
            <text:p>0,00000100</text:p>
          </table:table-cell>
          <table:table-cell/>
          <table:covered-table-cell table:style-name="ce45"/>
          <table:table-cell table:style-name="ce48" office:value-type="float" office:value="100" calcext:value-type="float">
            <text:p>100</text:p>
          </table:table-cell>
          <table:table-cell table:style-name="ce17" table:formula="of:=[.E21]" office:value-type="float" office:value="0.00000875" calcext:value-type="float">
            <text:p>0,00000875</text:p>
          </table:table-cell>
          <table:table-cell table:style-name="ce15" table:formula="of:=[.E3]" office:value-type="float" office:value="0.000021" calcext:value-type="float">
            <text:p>0,00002100</text:p>
          </table:table-cell>
          <table:table-cell table:style-name="ce17" table:formula="of:=[.E9]" office:value-type="float" office:value="0.000007" calcext:value-type="float">
            <text:p>0,00000700</text:p>
          </table:table-cell>
          <table:table-cell table:style-name="ce20" table:formula="of:=[.E15]" office:value-type="float" office:value="0.000001" calcext:value-type="float">
            <text:p>0,00000100</text:p>
          </table:table-cell>
          <table:table-cell table:style-name="ce17" office:value-type="float" office:value="0.000001" calcext:value-type="float">
            <text:p>0,00000100</text:p>
          </table:table-cell>
          <table:table-cell table:number-columns-repeated="1011"/>
        </table:table-row>
        <table:table-row table:style-name="ro1">
          <table:covered-table-cell table:style-name="ce6"/>
          <table:table-cell office:value-type="float" office:value="1000" calcext:value-type="float">
            <text:p>1000</text:p>
          </table:table-cell>
          <table:table-cell table:style-name="ce17" office:value-type="float" office:value="0.00018675" calcext:value-type="float">
            <text:p>0,00018675</text:p>
          </table:table-cell>
          <table:table-cell table:style-name="ce17" office:value-type="float" office:value="0.00000175" calcext:value-type="float">
            <text:p>0,00000175</text:p>
          </table:table-cell>
          <table:table-cell table:style-name="ce20" office:value-type="float" office:value="0.00000225" calcext:value-type="float">
            <text:p>0,00000225</text:p>
          </table:table-cell>
          <table:table-cell/>
          <table:covered-table-cell table:style-name="ce45"/>
          <table:table-cell table:style-name="ce48" office:value-type="float" office:value="1000" calcext:value-type="float">
            <text:p>1000</text:p>
          </table:table-cell>
          <table:table-cell table:style-name="ce17" table:formula="of:=[.E22]" office:value-type="float" office:value="0.0004675" calcext:value-type="float">
            <text:p>0,00046750</text:p>
          </table:table-cell>
          <table:table-cell table:style-name="ce15" table:formula="of:=[.E4]" office:value-type="float" office:value="0.00014425" calcext:value-type="float">
            <text:p>0,00014425</text:p>
          </table:table-cell>
          <table:table-cell table:style-name="ce17" table:formula="of:=[.E10]" office:value-type="float" office:value="0.00046975" calcext:value-type="float">
            <text:p>0,00046975</text:p>
          </table:table-cell>
          <table:table-cell table:style-name="ce20" table:formula="of:=[.E16]" office:value-type="float" office:value="0.00000225" calcext:value-type="float">
            <text:p>0,00000225</text:p>
          </table:table-cell>
          <table:table-cell table:style-name="ce17" office:value-type="float" office:value="0.000009" calcext:value-type="float">
            <text:p>0,00000900</text:p>
          </table:table-cell>
          <table:table-cell table:number-columns-repeated="1011"/>
        </table:table-row>
        <table:table-row table:style-name="ro1">
          <table:covered-table-cell table:style-name="ce6"/>
          <table:table-cell office:value-type="float" office:value="10000" calcext:value-type="float">
            <text:p>10000</text:p>
          </table:table-cell>
          <table:table-cell table:style-name="ce17" office:value-type="float" office:value="0.01617825" calcext:value-type="float">
            <text:p>0,01617825</text:p>
          </table:table-cell>
          <table:table-cell table:style-name="ce17" office:value-type="float" office:value="0.00001225" calcext:value-type="float">
            <text:p>0,00001225</text:p>
          </table:table-cell>
          <table:table-cell table:style-name="ce20" office:value-type="float" office:value="0.00002375" calcext:value-type="float">
            <text:p>0,00002375</text:p>
          </table:table-cell>
          <table:table-cell/>
          <table:covered-table-cell table:style-name="ce45"/>
          <table:table-cell table:style-name="ce48" office:value-type="float" office:value="10000" calcext:value-type="float">
            <text:p>10000</text:p>
          </table:table-cell>
          <table:table-cell table:style-name="ce17" table:formula="of:=[.E23]" office:value-type="float" office:value="0.05000675" calcext:value-type="float">
            <text:p>0,05000675</text:p>
          </table:table-cell>
          <table:table-cell table:style-name="ce15" table:formula="of:=[.E5]" office:value-type="float" office:value="0.001518" calcext:value-type="float">
            <text:p>0,00151800</text:p>
          </table:table-cell>
          <table:table-cell table:style-name="ce17" table:formula="of:=[.E11]" office:value-type="float" office:value="0.03323875" calcext:value-type="float">
            <text:p>0,03323875</text:p>
          </table:table-cell>
          <table:table-cell table:style-name="ce20" table:formula="of:=[.E17]" office:value-type="float" office:value="0.00002375" calcext:value-type="float">
            <text:p>0,00002375</text:p>
          </table:table-cell>
          <table:table-cell table:style-name="ce17" office:value-type="float" office:value="0.000109" calcext:value-type="float">
            <text:p>0,00010900</text:p>
          </table:table-cell>
          <table:table-cell table:number-columns-repeated="1011"/>
        </table:table-row>
        <table:table-row table:style-name="ro1">
          <table:covered-table-cell table:style-name="ce24"/>
          <table:table-cell table:style-name="ce11" office:value-type="float" office:value="100000" calcext:value-type="float">
            <text:p>100000</text:p>
          </table:table-cell>
          <table:table-cell table:style-name="ce16" office:value-type="float" office:value="1.6504175" calcext:value-type="float">
            <text:p>1,65041750</text:p>
          </table:table-cell>
          <table:table-cell table:style-name="ce16" office:value-type="float" office:value="0.00026375" calcext:value-type="float">
            <text:p>0,00026375</text:p>
          </table:table-cell>
          <table:table-cell table:style-name="ce21" office:value-type="float" office:value="0.00023725" calcext:value-type="float">
            <text:p>0,00023725</text:p>
          </table:table-cell>
          <table:table-cell/>
          <table:covered-table-cell table:style-name="ce45"/>
          <table:table-cell table:style-name="ce49" office:value-type="float" office:value="100000" calcext:value-type="float">
            <text:p>100000</text:p>
          </table:table-cell>
          <table:table-cell table:style-name="ce16" table:formula="of:=[.E24]" office:value-type="float" office:value="6.0286875" calcext:value-type="float">
            <text:p>6,02868750</text:p>
          </table:table-cell>
          <table:table-cell table:style-name="ce16" table:formula="of:=[.E6]" office:value-type="float" office:value="0.0182245" calcext:value-type="float">
            <text:p>0,01822450</text:p>
          </table:table-cell>
          <table:table-cell table:style-name="ce16" table:formula="of:=[.E12]" office:value-type="float" office:value="3.4112475" calcext:value-type="float">
            <text:p>3,41124750</text:p>
          </table:table-cell>
          <table:table-cell table:style-name="ce21" table:formula="of:=[.E18]" office:value-type="float" office:value="0.00023725" calcext:value-type="float">
            <text:p>0,00023725</text:p>
          </table:table-cell>
          <table:table-cell table:style-name="ce17" office:value-type="float" office:value="0.001424" calcext:value-type="float">
            <text:p>0,00142400</text:p>
          </table:table-cell>
          <table:table-cell table:number-columns-repeated="1011"/>
        </table:table-row>
        <table:table-row table:style-name="ro1">
          <table:table-cell table:style-name="ce24"/>
          <table:table-cell table:style-name="ce8" office:value-type="string" calcext:value-type="string">
            <text:p>N</text:p>
          </table:table-cell>
          <table:table-cell table:style-name="ce13" office:value-type="string" calcext:value-type="string">
            <text:p>Aleatório</text:p>
          </table:table-cell>
          <table:table-cell table:style-name="ce13" office:value-type="string" calcext:value-type="string">
            <text:p>Crescente</text:p>
          </table:table-cell>
          <table:table-cell table:style-name="ce18" office:value-type="string" calcext:value-type="string">
            <text:p>Decrescente</text:p>
          </table:table-cell>
          <table:table-cell table:number-columns-repeated="7"/>
          <table:table-cell table:style-name="ce40"/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" table:number-rows-spanned="5">
            <text:p>Selection</text:p>
          </table:table-cell>
          <table:table-cell table:style-name="ce9" office:value-type="float" office:value="10" calcext:value-type="float">
            <text:p>10</text:p>
          </table:table-cell>
          <table:table-cell table:style-name="ce14" office:value-type="float" office:value="0.00000125" calcext:value-type="float">
            <text:p>0,00000125</text:p>
          </table:table-cell>
          <table:table-cell table:style-name="ce14" office:value-type="float" office:value="0.000001" calcext:value-type="float">
            <text:p>0,00000100</text:p>
          </table:table-cell>
          <table:table-cell table:style-name="ce19" office:value-type="float" office:value="0.000001" calcext:value-type="float">
            <text:p>0,00000100</text:p>
          </table:table-cell>
          <table:table-cell table:number-columns-repeated="1019"/>
        </table:table-row>
        <table:table-row table:style-name="ro1">
          <table:covered-table-cell table:style-name="ce6"/>
          <table:table-cell office:value-type="float" office:value="100" calcext:value-type="float">
            <text:p>100</text:p>
          </table:table-cell>
          <table:table-cell table:style-name="ce17" office:value-type="float" office:value="0.00000925" calcext:value-type="float">
            <text:p>0,00000925</text:p>
          </table:table-cell>
          <table:table-cell table:style-name="ce17" office:value-type="float" office:value="0.00000875" calcext:value-type="float">
            <text:p>0,00000875</text:p>
          </table:table-cell>
          <table:table-cell table:style-name="ce20" office:value-type="float" office:value="0.00000875" calcext:value-type="float">
            <text:p>0,00000875</text:p>
          </table:table-cell>
          <table:table-cell table:number-columns-repeated="1019"/>
        </table:table-row>
        <table:table-row table:style-name="ro1">
          <table:covered-table-cell table:style-name="ce6"/>
          <table:table-cell office:value-type="float" office:value="1000" calcext:value-type="float">
            <text:p>1000</text:p>
          </table:table-cell>
          <table:table-cell table:style-name="ce17" office:value-type="float" office:value="0.0005585" calcext:value-type="float">
            <text:p>0,00055850</text:p>
          </table:table-cell>
          <table:table-cell table:style-name="ce17" office:value-type="float" office:value="0.00051575" calcext:value-type="float">
            <text:p>0,00051575</text:p>
          </table:table-cell>
          <table:table-cell table:style-name="ce20" office:value-type="float" office:value="0.0004675" calcext:value-type="float">
            <text:p>0,00046750</text:p>
          </table:table-cell>
          <table:table-cell table:number-columns-repeated="1019"/>
        </table:table-row>
        <table:table-row table:style-name="ro1">
          <table:covered-table-cell table:style-name="ce6"/>
          <table:table-cell office:value-type="float" office:value="10000" calcext:value-type="float">
            <text:p>10000</text:p>
          </table:table-cell>
          <table:table-cell table:style-name="ce17" office:value-type="float" office:value="0.048765" calcext:value-type="float">
            <text:p>0,04876500</text:p>
          </table:table-cell>
          <table:table-cell table:style-name="ce17" office:value-type="float" office:value="0.04787975" calcext:value-type="float">
            <text:p>0,04787975</text:p>
          </table:table-cell>
          <table:table-cell table:style-name="ce20" office:value-type="float" office:value="0.05000675" calcext:value-type="float">
            <text:p>0,05000675</text:p>
          </table:table-cell>
          <table:table-cell table:number-columns-repeated="1019"/>
        </table:table-row>
        <table:table-row table:style-name="ro1">
          <table:covered-table-cell table:style-name="ce24"/>
          <table:table-cell table:style-name="ce11" office:value-type="float" office:value="100000" calcext:value-type="float">
            <text:p>100000</text:p>
          </table:table-cell>
          <table:table-cell table:style-name="ce16" office:value-type="float" office:value="4.8719575" calcext:value-type="float">
            <text:p>4,87195750</text:p>
          </table:table-cell>
          <table:table-cell table:style-name="ce16" office:value-type="float" office:value="4.969915" calcext:value-type="float">
            <text:p>4,96991500</text:p>
          </table:table-cell>
          <table:table-cell table:style-name="ce21" office:value-type="float" office:value="6.0286875" calcext:value-type="float">
            <text:p>6,02868750</text:p>
          </table:table-cell>
          <table:table-cell table:number-columns-repeated="1019"/>
        </table:table-row>
        <table:table-row table:style-name="ro1">
          <table:table-cell/>
          <table:table-cell table:style-name="ce31" office:value-type="string" calcext:value-type="string">
            <text:p>N</text:p>
          </table:table-cell>
          <table:table-cell table:style-name="ce39" office:value-type="string" calcext:value-type="string">
            <text:p>Aleatório</text:p>
          </table:table-cell>
          <table:table-cell table:style-name="ce39" office:value-type="string" calcext:value-type="string">
            <text:p>Crescente</text:p>
          </table:table-cell>
          <table:table-cell table:style-name="ce39" office:value-type="string" calcext:value-type="string">
            <text:p>Decrescente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6">
            <text:p>Shell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2" table:style-name="ce17" office:value-type="float" office:value="0.000001" calcext:value-type="float">
            <text:p>0,00000100</text:p>
          </table:table-cell>
          <table:table-cell table:style-name="ce17" office:value-type="float" office:value="0" calcext:value-type="float">
            <text:p>0,00000000</text:p>
          </table:table-cell>
          <table:table-cell table:number-columns-repeated="1019"/>
        </table:table-row>
        <table:table-row table:style-name="ro1">
          <table:covered-table-cell/>
          <table:table-cell table:style-name="ce32" office:value-type="float" office:value="100" calcext:value-type="float">
            <text:p>100</text:p>
          </table:table-cell>
          <table:table-cell table:style-name="ce17" office:value-type="float" office:value="0.000006" calcext:value-type="float">
            <text:p>0,00000600</text:p>
          </table:table-cell>
          <table:table-cell table:number-columns-repeated="2" table:style-name="ce17" office:value-type="float" office:value="0.000001" calcext:value-type="float">
            <text:p>0,00000100</text:p>
          </table:table-cell>
          <table:table-cell table:number-columns-repeated="1019"/>
        </table:table-row>
        <table:table-row table:style-name="ro1">
          <table:covered-table-cell/>
          <table:table-cell table:style-name="ce32" office:value-type="float" office:value="1000" calcext:value-type="float">
            <text:p>1.000</text:p>
          </table:table-cell>
          <table:table-cell table:style-name="ce17" office:value-type="float" office:value="0.000063" calcext:value-type="float">
            <text:p>0,00006300</text:p>
          </table:table-cell>
          <table:table-cell table:number-columns-repeated="2" table:style-name="ce17" office:value-type="float" office:value="0.000009" calcext:value-type="float">
            <text:p>0,00000900</text:p>
          </table:table-cell>
          <table:table-cell table:number-columns-repeated="1019"/>
        </table:table-row>
        <table:table-row table:style-name="ro1">
          <table:covered-table-cell/>
          <table:table-cell table:style-name="ce32" office:value-type="float" office:value="10000" calcext:value-type="float">
            <text:p>10.000</text:p>
          </table:table-cell>
          <table:table-cell table:style-name="ce17" office:value-type="float" office:value="0.001164" calcext:value-type="float">
            <text:p>0,00116400</text:p>
          </table:table-cell>
          <table:table-cell table:style-name="ce17" office:value-type="float" office:value="0.000108" calcext:value-type="float">
            <text:p>0,00010800</text:p>
          </table:table-cell>
          <table:table-cell table:style-name="ce17" office:value-type="float" office:value="0.000109" calcext:value-type="float">
            <text:p>0,00010900</text:p>
          </table:table-cell>
          <table:table-cell table:number-columns-repeated="1019"/>
        </table:table-row>
        <table:table-row table:style-name="ro1">
          <table:covered-table-cell/>
          <table:table-cell table:style-name="ce32" office:value-type="float" office:value="100000" calcext:value-type="float">
            <text:p>100.000</text:p>
          </table:table-cell>
          <table:table-cell table:style-name="ce17" office:value-type="float" office:value="0.012024" calcext:value-type="float">
            <text:p>0,01202400</text:p>
          </table:table-cell>
          <table:table-cell table:style-name="ce17" office:value-type="float" office:value="0.001815" calcext:value-type="float">
            <text:p>0,00181500</text:p>
          </table:table-cell>
          <table:table-cell table:style-name="ce17" office:value-type="float" office:value="0.001424" calcext:value-type="float">
            <text:p>0,00142400</text:p>
          </table:table-cell>
          <table:table-cell table:number-columns-repeated="1019"/>
        </table:table-row>
        <table:table-row table:style-name="ro1">
          <table:covered-table-cell/>
          <table:table-cell table:style-name="ce33"/>
          <table:table-cell table:style-name="ce40" table:number-columns-repeated="3"/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r algoritmo" table:style-name="ta1">
        <table:shapes>
          <draw:frame draw:z-index="0" draw:style-name="gr1" draw:text-style-name="P1" svg:width="123.58mm" svg:height="89.99mm" svg:x="0.4mm" svg:y="0mm">
            <draw:object draw:notify-on-update-of-ranges="Sheet5.B2:Sheet5.B6 Sheet5.C1:Sheet5.C1 Sheet5.C2:Sheet5.C6 Sheet5.B2:Sheet5.B6 Sheet5.D1:Sheet5.D1 Sheet5.D2:Sheet5.D6 Sheet5.B2:Sheet5.B6 Sheet5.E1:Sheet5.E1 Sheet5.E2:Sheet5.E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3.58mm" svg:height="89.99mm" svg:x="127.67mm" svg:y="0.57mm">
            <draw:object draw:notify-on-update-of-ranges="Sheet5.B8:Sheet5.B12 Sheet5.C7:Sheet5.C7 Sheet5.C8:Sheet5.C12 Sheet5.B8:Sheet5.B12 Sheet5.D7:Sheet5.D7 Sheet5.D8:Sheet5.D12 Sheet5.B8:Sheet5.B12 Sheet5.E7:Sheet5.E7 Sheet5.E8:Sheet5.E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3.58mm" svg:height="89.99mm" svg:x="133.5mm" svg:y="93.35mm">
            <draw:object draw:notify-on-update-of-ranges="Sheet5.B20:Sheet5.B24 Sheet5.C19:Sheet5.C19 Sheet5.C20:Sheet5.C24 Sheet5.B20:Sheet5.B24 Sheet5.D19:Sheet5.D19 Sheet5.D20:Sheet5.D24 Sheet5.B20:Sheet5.B24 Sheet5.E19:Sheet5.E19 Sheet5.E20:Sheet5.E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23.58mm" svg:height="89.99mm" svg:x="0.02mm" svg:y="92mm">
            <draw:object draw:notify-on-update-of-ranges="Sheet5.B14:Sheet5.B18 Sheet5.C13:Sheet5.C13 Sheet5.C14:Sheet5.C18 Sheet5.B14:Sheet5.B18 Sheet5.D13:Sheet5.D13 Sheet5.D14:Sheet5.D18 Sheet5.B14:Sheet5.B18 Sheet5.E13:Sheet5.E13 Sheet5.E14:Sheet5.E1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23.58mm" svg:height="89.99mm" svg:x="266.61mm" svg:y="89.07mm">
            <draw:object draw:notify-on-update-of-ranges="Sheet5.B25:Sheet5.B25 Sheet5.B26:Sheet5.B30 Sheet5.C25:Sheet5.C25 Sheet5.C26:Sheet5.C30 Sheet5.B25:Sheet5.B25 Sheet5.B26:Sheet5.B30 Sheet5.D25:Sheet5.D25 Sheet5.D26:Sheet5.D30 Sheet5.B25:Sheet5.B25 Sheet5.B26:Sheet5.B30 Sheet5.E25:Sheet5.E25 Sheet5.E26:Sheet5.E3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2" table:default-cell-style-name="Default"/>
        <table:table-row table:style-name="ro2">
          <table:table-cell/>
        </table:table-row>
      </table:table>
      <table:table table:name="Por ordenação" table:style-name="ta1">
        <table:shapes>
          <draw:frame draw:z-index="0" draw:style-name="gr1" draw:text-style-name="P1" svg:width="123.58mm" svg:height="89.99mm" svg:x="0mm" svg:y="0.01mm">
            <draw:object draw:notify-on-update-of-ranges="Sheet5.H1:Sheet5.H1 Sheet5.H2:Sheet5.H6 Sheet5.I1:Sheet5.I1 Sheet5.I2:Sheet5.I6 Sheet5.H1:Sheet5.H1 Sheet5.H2:Sheet5.H6 Sheet5.J1:Sheet5.J1 Sheet5.J2:Sheet5.J6 Sheet5.H1:Sheet5.H1 Sheet5.H2:Sheet5.H6 Sheet5.K1:Sheet5.K1 Sheet5.K2:Sheet5.K6 Sheet5.H1:Sheet5.H1 Sheet5.H2:Sheet5.H6 Sheet5.L1:Sheet5.L1 Sheet5.L2:Sheet5.L6 Sheet5.H1:Sheet5.H1 Sheet5.H2:Sheet5.H6 Sheet5.M1:Sheet5.M1 Sheet5.M2:Sheet5.M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23.58mm" svg:height="89.99mm" svg:x="125.09mm" svg:y="0.02mm">
            <draw:object draw:notify-on-update-of-ranges="Sheet5.H7:Sheet5.H7 Sheet5.H8:Sheet5.H12 Sheet5.I7:Sheet5.I7 Sheet5.I8:Sheet5.I12 Sheet5.H7:Sheet5.H7 Sheet5.H8:Sheet5.H12 Sheet5.J7:Sheet5.J7 Sheet5.J8:Sheet5.J12 Sheet5.H7:Sheet5.H7 Sheet5.H8:Sheet5.H12 Sheet5.K7:Sheet5.K7 Sheet5.K8:Sheet5.K12 Sheet5.H7:Sheet5.H7 Sheet5.H8:Sheet5.H12 Sheet5.L7:Sheet5.L7 Sheet5.L8:Sheet5.L12 Sheet5.H7:Sheet5.H7 Sheet5.H8:Sheet5.H12 Sheet5.M7:Sheet5.M7 Sheet5.M8:Sheet5.M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23.58mm" svg:height="89.99mm" svg:x="257.91mm" svg:y="0.92mm">
            <draw:object draw:notify-on-update-of-ranges="Sheet5.H13:Sheet5.H13 Sheet5.H14:Sheet5.H18 Sheet5.I13:Sheet5.I13 Sheet5.I14:Sheet5.I18 Sheet5.H13:Sheet5.H13 Sheet5.H14:Sheet5.H18 Sheet5.J13:Sheet5.J13 Sheet5.J14:Sheet5.J18 Sheet5.H13:Sheet5.H13 Sheet5.H14:Sheet5.H18 Sheet5.K13:Sheet5.K13 Sheet5.K14:Sheet5.K18 Sheet5.H13:Sheet5.H13 Sheet5.H14:Sheet5.H18 Sheet5.L13:Sheet5.L13 Sheet5.L14:Sheet5.L18 Sheet5.H13:Sheet5.H13 Sheet5.H14:Sheet5.H18 Sheet5.M13:Sheet5.M13 Sheet5.M14:Sheet5.M1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default-cell-style-name="Default"/>
        <table:table-row table:style-name="ro2">
          <table:table-cell/>
        </table:table-row>
      </table:table>
      <table:table table:name="Sheet4" table:style-name="ta1">
        <table:table-column table:style-name="co2" table:number-columns-repeated="1024" table:default-cell-style-name="ce12"/>
        <table:table-row table:style-name="ro3">
          <table:table-cell table:style-name="ce51" office:value-type="string" calcext:value-type="string" table:number-columns-spanned="4" table:number-rows-spanned="1">
            <text:p>Shell</text:p>
          </table:table-cell>
          <table:covered-table-cell office:value-type="string" calcext:value-type="string">
            <text:p>Sort</text:p>
          </table:covered-table-cell>
          <table:covered-table-cell table:number-columns-repeated="2"/>
          <table:table-cell table:number-columns-repeated="1020"/>
        </table:table-row>
        <table:table-row table:style-name="ro3">
          <table:table-cell table:style-name="ce33" office:value-type="string" calcext:value-type="string">
            <text:p>N</text:p>
          </table:table-cell>
          <table:table-cell office:value-type="string" calcext:value-type="string">
            <text:p>Aleatório</text:p>
          </table:table-cell>
          <table:table-cell office:value-type="string" calcext:value-type="string">
            <text:p>Crescente</text:p>
          </table:table-cell>
          <table:table-cell office:value-type="string" calcext:value-type="string">
            <text:p>Decrescente</text:p>
          </table:table-cell>
          <table:table-cell table:number-columns-repeated="1020"/>
        </table:table-row>
        <table:table-row table:style-name="ro3">
          <table:table-cell table:style-name="ce33" office:value-type="float" office:value="10" calcext:value-type="float">
            <text:p>10</text:p>
          </table:table-cell>
          <table:table-cell table:number-columns-repeated="2" table:style-name="ce40" office:value-type="float" office:value="0.000001" calcext:value-type="float">
            <text:p>0,0000010</text:p>
          </table:table-cell>
          <table:table-cell table:style-name="ce40" office:value-type="float" office:value="0" calcext:value-type="float">
            <text:p>0,0000000</text:p>
          </table:table-cell>
          <table:table-cell table:number-columns-repeated="1020"/>
        </table:table-row>
        <table:table-row table:style-name="ro3">
          <table:table-cell table:style-name="ce33" office:value-type="float" office:value="100" calcext:value-type="float">
            <text:p>100</text:p>
          </table:table-cell>
          <table:table-cell table:style-name="ce40" office:value-type="float" office:value="0.000006" calcext:value-type="float">
            <text:p>0,0000060</text:p>
          </table:table-cell>
          <table:table-cell table:number-columns-repeated="2" table:style-name="ce40" office:value-type="float" office:value="0.000001" calcext:value-type="float">
            <text:p>0,0000010</text:p>
          </table:table-cell>
          <table:table-cell table:number-columns-repeated="1020"/>
        </table:table-row>
        <table:table-row table:style-name="ro3">
          <table:table-cell table:style-name="ce33" office:value-type="float" office:value="1000" calcext:value-type="float">
            <text:p>1000</text:p>
          </table:table-cell>
          <table:table-cell table:style-name="ce40" office:value-type="float" office:value="0.000063" calcext:value-type="float">
            <text:p>0,0000630</text:p>
          </table:table-cell>
          <table:table-cell table:number-columns-repeated="2" table:style-name="ce40" office:value-type="float" office:value="0.000009" calcext:value-type="float">
            <text:p>0,0000090</text:p>
          </table:table-cell>
          <table:table-cell table:number-columns-repeated="1020"/>
        </table:table-row>
        <table:table-row table:style-name="ro3">
          <table:table-cell table:style-name="ce33" office:value-type="float" office:value="10000" calcext:value-type="float">
            <text:p>10000</text:p>
          </table:table-cell>
          <table:table-cell table:style-name="ce40" office:value-type="float" office:value="0.001164" calcext:value-type="float">
            <text:p>0,0011640</text:p>
          </table:table-cell>
          <table:table-cell table:style-name="ce40" office:value-type="float" office:value="0.000108" calcext:value-type="float">
            <text:p>0,0001080</text:p>
          </table:table-cell>
          <table:table-cell table:style-name="ce40" office:value-type="float" office:value="0.000109" calcext:value-type="float">
            <text:p>0,0001090</text:p>
          </table:table-cell>
          <table:table-cell table:number-columns-repeated="1020"/>
        </table:table-row>
        <table:table-row table:style-name="ro3">
          <table:table-cell table:style-name="ce33" office:value-type="float" office:value="100000" calcext:value-type="float">
            <text:p>100000</text:p>
          </table:table-cell>
          <table:table-cell table:style-name="ce40" office:value-type="float" office:value="0.012024" calcext:value-type="float">
            <text:p>0,0120240</text:p>
          </table:table-cell>
          <table:table-cell table:style-name="ce40" office:value-type="float" office:value="0.001815" calcext:value-type="float">
            <text:p>0,0018150</text:p>
          </table:table-cell>
          <table:table-cell table:style-name="ce40" office:value-type="float" office:value="0.001424" calcext:value-type="float">
            <text:p>0,0014240</text:p>
          </table:table-cell>
          <table:table-cell table:number-columns-repeated="1020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Roman" svg:font-family="'Latin Modern Roman'" style:font-pitch="variable"/>
    <style:font-face style:name="CMU Serif" svg:font-family="'CM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Arial Unicode MS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5" loext:min-decimal-places="5" number:min-integer-digits="1" number:grouping="true"/>
    </number:number-style>
    <number:number-style style:name="N110">
      <number:number number:decimal-places="6" loext:min-decimal-places="6" number:min-integer-digits="1" number:grouping="true"/>
    </number:number-style>
    <number:number-style style:name="N111">
      <number:number number:decimal-places="7" loext:min-decimal-places="7" number:min-integer-digits="1" number:grouping="true"/>
    </number:number-style>
    <number:number-style style:name="N112">
      <number:number number:decimal-places="1" loext:min-decimal-places="1" number:min-integer-digits="1" number:grouping="true"/>
    </number:number-style>
    <number:number-style style:name="N113">
      <number:number number:decimal-places="8" loext:min-decimal-places="8" number:min-integer-digits="1" number:grouping="true"/>
    </number:number-style>
    <number:number-style style:name="N114">
      <number:number number:decimal-places="9" loext:min-decimal-places="9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4">00/00/0000</text:date>, <text:time style:data-style-name="N2" text:time-value="16:09:24.0624407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4T17:38:34.949783910</dc:date>
    <dc:creator>Weverton Marques da Silva</dc:creator>
    <meta:editing-duration>PT1H19M18S</meta:editing-duration>
    <meta:editing-cycles>4</meta:editing-cycles>
    <meta:generator>LibreOffice/6.1.0.3$Linux_X86_64 LibreOffice_project/10$Build-3</meta:generator>
    <meta:document-statistic meta:table-count="4" meta:cell-count="262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atin Modern Roman'" style:font-style-name="10 Regular"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text-properties fo:font-family="'Latin Modern Roman'" style:font-style-name="10 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Latin Modern Roman'" style:font-style-name="10 Regular" fo:font-size="10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interval-minor-divisor="5" chart:reverse-direction="false" text:line-break="false" loext:try-staggering-first="false" chart:link-data-style-to-source="false" chart:axis-position="0"/>
      <style:text-properties fo:font-family="'Latin Modern Roman'" style:font-style-name="10 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Latin Modern Roman'" style:font-style-name="10 Bold" fo:font-size="9pt" fo:font-weight="bold" style:font-size-asian="9pt" style:font-size-complex="9pt"/>
    </style:style>
    <style:style style:name="ch8" style:family="chart">
      <style:graphic-properties svg:stroke-color="#999999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5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359cm" svg:height="9cm" xlink:href=".." xlink:type="simple" chart:class="chart:scatter" chart:style-name="ch1">
        <chart:legend svg:x="1.504cm" svg:y="0.106cm" style:legend-expansion="custom" chartooo:width="10.462cm" chartooo:height="0.794cm" style:legend-expansion-aspect-ratio="13.176322418136" chart:style-name="ch2"/>
        <chart:plot-area chart:style-name="ch3" table:cell-range-address="Sheet5.B2:Sheet5.E6 Sheet5.C1:Sheet5.E1" chart:data-source-has-labels="row" svg:x="0.893cm" svg:y="0.77cm" svg:width="11.278cm" svg:height="7.343cm">
          <chartooo:coordinate-region svg:x="2.015cm" svg:y="1.025cm" svg:width="9.574cm" svg:height="6.33cm"/>
          <chart:axis chart:dimension="x" chart:name="primary-x" chart:style-name="ch4">
            <chart:title svg:x="3.166cm" svg:y="8.28cm" chart:style-name="ch5">
              <text:p>Tamanho do conjunto de dados, N</text:p>
            </chart:title>
          </chart:axis>
          <chart:axis chart:dimension="y" chart:name="primary-y" chart:style-name="ch6">
            <chart:title svg:x="0cm" svg:y="5.357cm" chart:style-name="ch7">
              <text:p>Tempo (s)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Sheet5.C2:Sheet5.C6" chart:label-cell-address="Sheet5.C1:Sheet5.C1" chart:class="chart:scatter">
            <chart:domain table:cell-range-address="Sheet5.B2:Sheet5.B6"/>
            <chart:data-point chart:repeated="5"/>
          </chart:series>
          <chart:series chart:style-name="ch11" chart:values-cell-range-address="Sheet5.D2:Sheet5.D6" chart:label-cell-address="Sheet5.D1:Sheet5.D1" chart:class="chart:scatter">
            <chart:data-point chart:repeated="5"/>
          </chart:series>
          <chart:series chart:style-name="ch12" chart:values-cell-range-address="Sheet5.E2:Sheet5.E6" chart:label-cell-address="Sheet5.E1:Sheet5.E1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leatório</text:p>
                <draw:g>
                  <svg:desc>Sheet5.C1:Sheet5.C1</svg:desc>
                </draw:g>
              </table:table-cell>
              <table:table-cell office:value-type="string">
                <text:p>Crescente</text:p>
                <draw:g>
                  <svg:desc>Sheet5.D1:Sheet5.D1</svg:desc>
                </draw:g>
              </table:table-cell>
              <table:table-cell office:value-type="string">
                <text:p>Decrescente</text:p>
                <draw:g>
                  <svg:desc>Sheet5.E1:Sheet5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5.B2:Sheet5.B6</svg:desc>
                </draw:g>
              </table:table-cell>
              <table:table-cell office:value-type="float" office:value="0.0000095">
                <text:p>0.0000095</text:p>
                <draw:g>
                  <svg:desc>Sheet5.C2:Sheet5.C6</svg:desc>
                </draw:g>
              </table:table-cell>
              <table:table-cell office:value-type="float" office:value="0.0000085">
                <text:p>0.0000085</text:p>
                <draw:g>
                  <svg:desc>Sheet5.D2:Sheet5.D6</svg:desc>
                </draw:g>
              </table:table-cell>
              <table:table-cell office:value-type="float" office:value="0.00000275">
                <text:p>0.00000275</text:p>
                <draw:g>
                  <svg:desc>Sheet5.E2:Sheet5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0022">
                <text:p>0.000022</text:p>
              </table:table-cell>
              <table:table-cell office:value-type="float" office:value="0.00002125">
                <text:p>0.00002125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002415">
                <text:p>0.0002415</text:p>
              </table:table-cell>
              <table:table-cell office:value-type="float" office:value="0.0001385">
                <text:p>0.0001385</text:p>
              </table:table-cell>
              <table:table-cell office:value-type="float" office:value="0.00014425">
                <text:p>0.000144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002083">
                <text:p>0.002083</text:p>
              </table:table-cell>
              <table:table-cell office:value-type="float" office:value="0.00130975">
                <text:p>0.00130975</text:p>
              </table:table-cell>
              <table:table-cell office:value-type="float" office:value="0.001518">
                <text:p>0.0015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0.027256">
                <text:p>0.027256</text:p>
              </table:table-cell>
              <table:table-cell office:value-type="float" office:value="0.0160125">
                <text:p>0.0160125</text:p>
              </table:table-cell>
              <table:table-cell office:value-type="float" office:value="0.0182245">
                <text:p>0.01822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atin Modern Roman'" style:font-style-name="10 Regular"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text-properties fo:font-family="'Latin Modern Roman'" style:font-style-name="10 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Latin Modern Roman'" style:font-style-name="10 Regular" fo:font-size="10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interval-minor-divisor="5" chart:reverse-direction="false" text:line-break="false" loext:try-staggering-first="false" chart:link-data-style-to-source="false" chart:axis-position="0"/>
      <style:text-properties fo:font-family="'Latin Modern Roman'" style:font-style-name="10 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Latin Modern Roman'" style:font-style-name="10 Bold" fo:font-size="9pt" fo:font-weight="bold" style:font-size-asian="9pt" style:font-size-complex="9pt"/>
    </style:style>
    <style:style style:name="ch8" style:family="chart">
      <style:graphic-properties svg:stroke-color="#999999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5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359cm" svg:height="9cm" xlink:href=".." xlink:type="simple" chart:class="chart:scatter" chart:style-name="ch1">
        <chart:legend svg:x="1.504cm" svg:y="0.106cm" style:legend-expansion="custom" chartooo:width="10.462cm" chartooo:height="0.794cm" style:legend-expansion-aspect-ratio="13.176322418136" chart:style-name="ch2"/>
        <chart:plot-area chart:style-name="ch3" table:cell-range-address="Sheet5.B8:Sheet5.E12 Sheet5.C7:Sheet5.E7" chart:data-source-has-labels="row" svg:x="1.28cm" svg:y="0.77cm" svg:width="10.891cm" svg:height="7.343cm">
          <chartooo:coordinate-region svg:x="2.015cm" svg:y="1.025cm" svg:width="9.574cm" svg:height="6.33cm"/>
          <chart:axis chart:dimension="x" chart:name="primary-x" chart:style-name="ch4">
            <chart:title svg:x="3.359cm" svg:y="8.28cm" chart:style-name="ch5">
              <text:p>Tamanho do conjunto de dados, N</text:p>
            </chart:title>
          </chart:axis>
          <chart:axis chart:dimension="y" chart:name="primary-y" chart:style-name="ch6">
            <chart:title svg:x="0.383cm" svg:y="5.357cm" chart:style-name="ch7">
              <text:p>Tempo (s)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Sheet5.C8:Sheet5.C12" chart:label-cell-address="Sheet5.C7:Sheet5.C7" chart:class="chart:scatter">
            <chart:domain table:cell-range-address="Sheet5.B8:Sheet5.B12"/>
            <chart:data-point chart:repeated="5"/>
          </chart:series>
          <chart:series chart:style-name="ch11" chart:values-cell-range-address="Sheet5.D8:Sheet5.D12" chart:label-cell-address="Sheet5.D7:Sheet5.D7" chart:class="chart:scatter">
            <chart:data-point chart:repeated="5"/>
          </chart:series>
          <chart:series chart:style-name="ch12" chart:values-cell-range-address="Sheet5.E8:Sheet5.E12" chart:label-cell-address="Sheet5.E7:Sheet5.E7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leatório</text:p>
                <draw:g>
                  <svg:desc>Sheet5.C7:Sheet5.C7</svg:desc>
                </draw:g>
              </table:table-cell>
              <table:table-cell office:value-type="string">
                <text:p>Crescente</text:p>
                <draw:g>
                  <svg:desc>Sheet5.D7:Sheet5.D7</svg:desc>
                </draw:g>
              </table:table-cell>
              <table:table-cell office:value-type="string">
                <text:p>Decrescente</text:p>
                <draw:g>
                  <svg:desc>Sheet5.E7:Sheet5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5.B8:Sheet5.B12</svg:desc>
                </draw:g>
              </table:table-cell>
              <table:table-cell office:value-type="float" office:value="0.000001">
                <text:p>0.000001</text:p>
                <draw:g>
                  <svg:desc>Sheet5.C8:Sheet5.C12</svg:desc>
                </draw:g>
              </table:table-cell>
              <table:table-cell office:value-type="float" office:value="0.000001">
                <text:p>0.000001</text:p>
                <draw:g>
                  <svg:desc>Sheet5.D8:Sheet5.D12</svg:desc>
                </draw:g>
              </table:table-cell>
              <table:table-cell office:value-type="float" office:value="0.000001">
                <text:p>0.000001</text:p>
                <draw:g>
                  <svg:desc>Sheet5.E8:Sheet5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000525">
                <text:p>0.00000525</text:p>
              </table:table-cell>
              <table:table-cell office:value-type="float" office:value="0.00000675">
                <text:p>0.00000675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0005625">
                <text:p>0.00005625</text:p>
              </table:table-cell>
              <table:table-cell office:value-type="float" office:value="0.00042425">
                <text:p>0.00042425</text:p>
              </table:table-cell>
              <table:table-cell office:value-type="float" office:value="0.00046975">
                <text:p>0.00046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0007065">
                <text:p>0.0007065</text:p>
              </table:table-cell>
              <table:table-cell office:value-type="float" office:value="0.04446325">
                <text:p>0.04446325</text:p>
              </table:table-cell>
              <table:table-cell office:value-type="float" office:value="0.03323875">
                <text:p>0.03323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0.007947">
                <text:p>0.007947</text:p>
              </table:table-cell>
              <table:table-cell office:value-type="float" office:value="3.36492">
                <text:p>3.36492</text:p>
              </table:table-cell>
              <table:table-cell office:value-type="float" office:value="3.4112475">
                <text:p>3.41124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Linux_X86_64 LibreOffice_project/1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atin Modern Roman'" style:font-style-name="10 Regular"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text-properties fo:font-family="'Latin Modern Roman'" style:font-style-name="10 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Latin Modern Roman'" style:font-style-name="10 Regular" fo:font-size="10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interval-minor-divisor="5" chart:reverse-direction="false" text:line-break="false" loext:try-staggering-first="false" chart:link-data-style-to-source="false" chart:axis-position="0"/>
      <style:text-properties fo:font-family="'Latin Modern Roman'" style:font-style-name="10 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Latin Modern Roman'" style:font-style-name="10 Bold" fo:font-size="9pt" fo:font-weight="bold" style:font-size-asian="9pt" style:font-size-complex="9pt"/>
    </style:style>
    <style:style style:name="ch8" style:family="chart">
      <style:graphic-properties svg:stroke-color="#999999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5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359cm" svg:height="9cm" xlink:href=".." xlink:type="simple" chart:class="chart:scatter" chart:style-name="ch1">
        <chart:legend svg:x="1.504cm" svg:y="0.106cm" style:legend-expansion="custom" chartooo:width="10.462cm" chartooo:height="0.794cm" style:legend-expansion-aspect-ratio="13.176322418136" chart:style-name="ch2"/>
        <chart:plot-area chart:style-name="ch3" table:cell-range-address="Sheet5.B20:Sheet5.E24 Sheet5.C19:Sheet5.E19" chart:data-source-has-labels="row" svg:x="1.57cm" svg:y="0.77cm" svg:width="10.601cm" svg:height="7.343cm">
          <chartooo:coordinate-region svg:x="2.015cm" svg:y="1.025cm" svg:width="9.574cm" svg:height="6.33cm"/>
          <chart:axis chart:dimension="x" chart:name="primary-x" chart:style-name="ch4">
            <chart:title svg:x="3.504cm" svg:y="8.28cm" chart:style-name="ch5">
              <text:p>Tamanho do conjunto de dados, N</text:p>
            </chart:title>
          </chart:axis>
          <chart:axis chart:dimension="y" chart:name="primary-y" chart:style-name="ch6">
            <chart:title svg:x="0.673cm" svg:y="5.357cm" chart:style-name="ch7">
              <text:p>Tempo (s)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Sheet5.C20:Sheet5.C24" chart:label-cell-address="Sheet5.C19:Sheet5.C19" chart:class="chart:scatter">
            <chart:domain table:cell-range-address="Sheet5.B20:Sheet5.B24"/>
            <chart:data-point chart:repeated="5"/>
          </chart:series>
          <chart:series chart:style-name="ch11" chart:values-cell-range-address="Sheet5.D20:Sheet5.D24" chart:label-cell-address="Sheet5.D19:Sheet5.D19" chart:class="chart:scatter">
            <chart:data-point chart:repeated="5"/>
          </chart:series>
          <chart:series chart:style-name="ch12" chart:values-cell-range-address="Sheet5.E20:Sheet5.E24" chart:label-cell-address="Sheet5.E19:Sheet5.E19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leatório</text:p>
                <draw:g>
                  <svg:desc>Sheet5.C19:Sheet5.C19</svg:desc>
                </draw:g>
              </table:table-cell>
              <table:table-cell office:value-type="string">
                <text:p>Crescente</text:p>
                <draw:g>
                  <svg:desc>Sheet5.D19:Sheet5.D19</svg:desc>
                </draw:g>
              </table:table-cell>
              <table:table-cell office:value-type="string">
                <text:p>Decrescente</text:p>
                <draw:g>
                  <svg:desc>Sheet5.E19:Sheet5.E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5.B20:Sheet5.B24</svg:desc>
                </draw:g>
              </table:table-cell>
              <table:table-cell office:value-type="float" office:value="0.00000125">
                <text:p>0.00000125</text:p>
                <draw:g>
                  <svg:desc>Sheet5.C20:Sheet5.C24</svg:desc>
                </draw:g>
              </table:table-cell>
              <table:table-cell office:value-type="float" office:value="0.000001">
                <text:p>0.000001</text:p>
                <draw:g>
                  <svg:desc>Sheet5.D20:Sheet5.D24</svg:desc>
                </draw:g>
              </table:table-cell>
              <table:table-cell office:value-type="float" office:value="0.000001">
                <text:p>0.000001</text:p>
                <draw:g>
                  <svg:desc>Sheet5.E20:Sheet5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000925">
                <text:p>0.00000925</text:p>
              </table:table-cell>
              <table:table-cell office:value-type="float" office:value="0.00000875">
                <text:p>0.00000875</text:p>
              </table:table-cell>
              <table:table-cell office:value-type="float" office:value="0.00000875">
                <text:p>0.00000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005585">
                <text:p>0.0005585</text:p>
              </table:table-cell>
              <table:table-cell office:value-type="float" office:value="0.00051575">
                <text:p>0.00051575</text:p>
              </table:table-cell>
              <table:table-cell office:value-type="float" office:value="0.0004675">
                <text:p>0.00046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048765">
                <text:p>0.048765</text:p>
              </table:table-cell>
              <table:table-cell office:value-type="float" office:value="0.04787975">
                <text:p>0.04787975</text:p>
              </table:table-cell>
              <table:table-cell office:value-type="float" office:value="0.05000675">
                <text:p>0.05000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4.8719575">
                <text:p>4.8719575</text:p>
              </table:table-cell>
              <table:table-cell office:value-type="float" office:value="4.969915">
                <text:p>4.969915</text:p>
              </table:table-cell>
              <table:table-cell office:value-type="float" office:value="6.0286875">
                <text:p>6.0286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Linux_X86_64 LibreOffice_project/1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atin Modern Roman'" style:font-style-name="10 Regular"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text-properties fo:font-family="'Latin Modern Roman'" style:font-style-name="10 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Latin Modern Roman'" style:font-style-name="10 Regular" fo:font-size="10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interval-minor-divisor="5" chart:reverse-direction="false" text:line-break="false" loext:try-staggering-first="false" chart:link-data-style-to-source="false" chart:axis-position="0"/>
      <style:text-properties fo:font-family="'Latin Modern Roman'" style:font-style-name="10 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Latin Modern Roman'" style:font-style-name="10 Bold" fo:font-size="9pt" fo:font-weight="bold" style:font-size-asian="9pt" style:font-size-complex="9pt"/>
    </style:style>
    <style:style style:name="ch8" style:family="chart">
      <style:graphic-properties svg:stroke-color="#999999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5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359cm" svg:height="9cm" xlink:href=".." xlink:type="simple" chart:class="chart:scatter" chart:style-name="ch1">
        <chart:legend svg:x="1.504cm" svg:y="0.106cm" style:legend-expansion="custom" chartooo:width="10.462cm" chartooo:height="0.794cm" style:legend-expansion-aspect-ratio="13.176322418136" chart:style-name="ch2"/>
        <chart:plot-area chart:style-name="ch3" table:cell-range-address="Sheet5.B14:Sheet5.E18 Sheet5.C13:Sheet5.E13" chart:data-source-has-labels="row" svg:x="1.28cm" svg:y="0.769cm" svg:width="10.891cm" svg:height="7.344cm">
          <chartooo:coordinate-region svg:x="2.015cm" svg:y="1.025cm" svg:width="9.574cm" svg:height="6.33cm"/>
          <chart:axis chart:dimension="x" chart:name="primary-x" chart:style-name="ch4">
            <chart:title svg:x="3.359cm" svg:y="8.28cm" chart:style-name="ch5">
              <text:p>Tamanho do conjunto de dados, N</text:p>
            </chart:title>
          </chart:axis>
          <chart:axis chart:dimension="y" chart:name="primary-y" chart:style-name="ch6">
            <chart:title svg:x="0.383cm" svg:y="5.357cm" chart:style-name="ch7">
              <text:p>Tempo (s)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Sheet5.C14:Sheet5.C18" chart:label-cell-address="Sheet5.C13:Sheet5.C13" chart:class="chart:scatter">
            <chart:domain table:cell-range-address="Sheet5.B14:Sheet5.B18"/>
            <chart:data-point chart:repeated="5"/>
          </chart:series>
          <chart:series chart:style-name="ch11" chart:values-cell-range-address="Sheet5.D14:Sheet5.D18" chart:label-cell-address="Sheet5.D13:Sheet5.D13" chart:class="chart:scatter">
            <chart:data-point chart:repeated="5"/>
          </chart:series>
          <chart:series chart:style-name="ch12" chart:values-cell-range-address="Sheet5.E14:Sheet5.E18" chart:label-cell-address="Sheet5.E13:Sheet5.E13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leatório</text:p>
                <draw:g>
                  <svg:desc>Sheet5.C13:Sheet5.C13</svg:desc>
                </draw:g>
              </table:table-cell>
              <table:table-cell office:value-type="string">
                <text:p>Crescente</text:p>
                <draw:g>
                  <svg:desc>Sheet5.D13:Sheet5.D13</svg:desc>
                </draw:g>
              </table:table-cell>
              <table:table-cell office:value-type="string">
                <text:p>Decrescente</text:p>
                <draw:g>
                  <svg:desc>Sheet5.E13:Sheet5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5.B14:Sheet5.B18</svg:desc>
                </draw:g>
              </table:table-cell>
              <table:table-cell office:value-type="float" office:value="0.00000175">
                <text:p>0.00000175</text:p>
                <draw:g>
                  <svg:desc>Sheet5.C14:Sheet5.C18</svg:desc>
                </draw:g>
              </table:table-cell>
              <table:table-cell office:value-type="float" office:value="0.00000125">
                <text:p>0.00000125</text:p>
                <draw:g>
                  <svg:desc>Sheet5.D14:Sheet5.D18</svg:desc>
                </draw:g>
              </table:table-cell>
              <table:table-cell office:value-type="float" office:value="0.000001">
                <text:p>0.000001</text:p>
                <draw:g>
                  <svg:desc>Sheet5.E14:Sheet5.E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00035">
                <text:p>0.000003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0018675">
                <text:p>0.00018675</text:p>
              </table:table-cell>
              <table:table-cell office:value-type="float" office:value="0.00000175">
                <text:p>0.00000175</text:p>
              </table:table-cell>
              <table:table-cell office:value-type="float" office:value="0.00000225">
                <text:p>0.000002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01617825">
                <text:p>0.01617825</text:p>
              </table:table-cell>
              <table:table-cell office:value-type="float" office:value="0.00001225">
                <text:p>0.00001225</text:p>
              </table:table-cell>
              <table:table-cell office:value-type="float" office:value="0.00002375">
                <text:p>0.00002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1.6504175">
                <text:p>1.6504175</text:p>
              </table:table-cell>
              <table:table-cell office:value-type="float" office:value="0.00026375">
                <text:p>0.00026375</text:p>
              </table:table-cell>
              <table:table-cell office:value-type="float" office:value="0.00023725">
                <text:p>0.000237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Linux_X86_64 LibreOffice_project/1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atin Modern Roman'" style:font-style-name="10 Regular"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text-properties fo:font-family="'Latin Modern Roman'" style:font-style-name="10 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Latin Modern Roman'" style:font-style-name="10 Regular" fo:font-size="10pt" fo:font-weight="bold" style:font-size-asian="9pt" style:font-size-complex="9pt"/>
    </style:style>
    <style:style style:name="ch6" style:family="chart" style:data-style-name="N0">
      <style:chart-properties chart:display-label="true" chart:logarithmic="true" chart:origin="0" chart:interval-minor-divisor="5" chart:reverse-direction="false" text:line-break="false" loext:try-staggering-first="false" chart:link-data-style-to-source="false" chart:axis-position="0"/>
      <style:text-properties fo:font-family="'Latin Modern Roman'" style:font-style-name="10 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Latin Modern Roman'" style:font-style-name="10 Bold" fo:font-size="9pt" fo:font-weight="bold" style:font-size-asian="9pt" style:font-size-complex="9pt"/>
    </style:style>
    <style:style style:name="ch8" style:family="chart">
      <style:graphic-properties svg:stroke-color="#999999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5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5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359cm" svg:height="9cm" xlink:href=".." xlink:type="simple" chart:class="chart:scatter" chart:style-name="ch1">
        <chart:legend svg:x="1.504cm" svg:y="0.106cm" style:legend-expansion="custom" chartooo:width="10.462cm" chartooo:height="0.794cm" style:legend-expansion-aspect-ratio="13.176322418136" chart:style-name="ch2"/>
        <chart:plot-area chart:style-name="ch3" table:cell-range-address="Sheet5.H1:Sheet5.M6" chart:data-source-has-labels="row" svg:x="0.7cm" svg:y="0.77cm" svg:width="11.471cm" svg:height="7.343cm">
          <chartooo:coordinate-region svg:x="2.015cm" svg:y="1.025cm" svg:width="9.574cm" svg:height="6.33cm"/>
          <chart:axis chart:dimension="x" chart:name="primary-x" chart:style-name="ch4">
            <chart:title svg:x="3.069cm" svg:y="8.28cm" chart:style-name="ch5">
              <text:p>Tamanho do conjunto de dados, N</text:p>
            </chart:title>
          </chart:axis>
          <chart:axis chart:dimension="y" chart:name="primary-y" chart:style-name="ch6">
            <chart:title svg:x="0cm" svg:y="5.357cm" chart:style-name="ch7">
              <text:p>Tempo (s)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Sheet5.I2:Sheet5.I6" chart:label-cell-address="Sheet5.I1:Sheet5.I1" chart:class="chart:scatter">
            <chart:domain table:cell-range-address="Sheet5.H2:Sheet5.H6"/>
            <chart:data-point chart:repeated="5"/>
          </chart:series>
          <chart:series chart:style-name="ch11" chart:values-cell-range-address="Sheet5.J2:Sheet5.J6" chart:label-cell-address="Sheet5.J1:Sheet5.J1" chart:class="chart:scatter">
            <chart:data-point chart:repeated="5"/>
          </chart:series>
          <chart:series chart:style-name="ch12" chart:values-cell-range-address="Sheet5.K2:Sheet5.K6" chart:label-cell-address="Sheet5.K1:Sheet5.K1" chart:class="chart:scatter">
            <chart:data-point chart:repeated="5"/>
          </chart:series>
          <chart:series chart:style-name="ch13" chart:values-cell-range-address="Sheet5.L2:Sheet5.L6" chart:label-cell-address="Sheet5.L1:Sheet5.L1" chart:class="chart:scatter">
            <chart:data-point chart:repeated="5"/>
          </chart:series>
          <chart:series chart:style-name="ch14" chart:values-cell-range-address="Sheet5.M2:Sheet5.M6" chart:label-cell-address="Sheet5.M1:Sheet5.M1" chart:class="chart:scatte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election</text:p>
                <draw:g>
                  <svg:desc>Sheet5.I1:Sheet5.I1</svg:desc>
                </draw:g>
              </table:table-cell>
              <table:table-cell office:value-type="string">
                <text:p>Merge</text:p>
                <draw:g>
                  <svg:desc>Sheet5.J1:Sheet5.J1</svg:desc>
                </draw:g>
              </table:table-cell>
              <table:table-cell office:value-type="string">
                <text:p>Quick</text:p>
                <draw:g>
                  <svg:desc>Sheet5.K1:Sheet5.K1</svg:desc>
                </draw:g>
              </table:table-cell>
              <table:table-cell office:value-type="string">
                <text:p>Insertion</text:p>
                <draw:g>
                  <svg:desc>Sheet5.L1:Sheet5.L1</svg:desc>
                </draw:g>
              </table:table-cell>
              <table:table-cell office:value-type="string">
                <text:p>Shell</text:p>
                <draw:g>
                  <svg:desc>Sheet5.M1:Sheet5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5.H2:Sheet5.H6</svg:desc>
                </draw:g>
              </table:table-cell>
              <table:table-cell office:value-type="float" office:value="0.00000125">
                <text:p>0.00000125</text:p>
                <draw:g>
                  <svg:desc>Sheet5.I2:Sheet5.I6</svg:desc>
                </draw:g>
              </table:table-cell>
              <table:table-cell office:value-type="float" office:value="0.0000095">
                <text:p>0.0000095</text:p>
                <draw:g>
                  <svg:desc>Sheet5.J2:Sheet5.J6</svg:desc>
                </draw:g>
              </table:table-cell>
              <table:table-cell office:value-type="float" office:value="0.000001">
                <text:p>0.000001</text:p>
                <draw:g>
                  <svg:desc>Sheet5.K2:Sheet5.K6</svg:desc>
                </draw:g>
              </table:table-cell>
              <table:table-cell office:value-type="float" office:value="0.00000175">
                <text:p>0.00000175</text:p>
                <draw:g>
                  <svg:desc>Sheet5.L2:Sheet5.L6</svg:desc>
                </draw:g>
              </table:table-cell>
              <table:table-cell office:value-type="float" office:value="0.000001">
                <text:p>0.000001</text:p>
                <draw:g>
                  <svg:desc>Sheet5.M2:Sheet5.M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000925">
                <text:p>0.00000925</text:p>
              </table:table-cell>
              <table:table-cell office:value-type="float" office:value="0.000022">
                <text:p>0.000022</text:p>
              </table:table-cell>
              <table:table-cell office:value-type="float" office:value="0.00000525">
                <text:p>0.00000525</text:p>
              </table:table-cell>
              <table:table-cell office:value-type="float" office:value="0.0000035">
                <text:p>0.0000035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005585">
                <text:p>0.0005585</text:p>
              </table:table-cell>
              <table:table-cell office:value-type="float" office:value="0.0002415">
                <text:p>0.0002415</text:p>
              </table:table-cell>
              <table:table-cell office:value-type="float" office:value="0.00005625">
                <text:p>0.00005625</text:p>
              </table:table-cell>
              <table:table-cell office:value-type="float" office:value="0.00018675">
                <text:p>0.00018675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048765">
                <text:p>0.048765</text:p>
              </table:table-cell>
              <table:table-cell office:value-type="float" office:value="0.002083">
                <text:p>0.002083</text:p>
              </table:table-cell>
              <table:table-cell office:value-type="float" office:value="0.0007065">
                <text:p>0.0007065</text:p>
              </table:table-cell>
              <table:table-cell office:value-type="float" office:value="0.01617825">
                <text:p>0.01617825</text:p>
              </table:table-cell>
              <table:table-cell office:value-type="float" office:value="0.001164">
                <text:p>0.0011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4.8719575">
                <text:p>4.8719575</text:p>
              </table:table-cell>
              <table:table-cell office:value-type="float" office:value="0.027256">
                <text:p>0.027256</text:p>
              </table:table-cell>
              <table:table-cell office:value-type="float" office:value="0.007947">
                <text:p>0.007947</text:p>
              </table:table-cell>
              <table:table-cell office:value-type="float" office:value="1.6504175">
                <text:p>1.6504175</text:p>
              </table:table-cell>
              <table:table-cell office:value-type="float" office:value="0.012024">
                <text:p>0.0120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Linux_X86_64 LibreOffice_project/1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atin Modern Roman'" style:font-style-name="10 Regular"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text-properties fo:font-family="'Latin Modern Roman'" style:font-style-name="10 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Latin Modern Roman'" style:font-style-name="10 Regular" fo:font-size="10pt" fo:font-weight="bold" style:font-size-asian="9pt" style:font-size-complex="9pt"/>
    </style:style>
    <style:style style:name="ch6" style:family="chart" style:data-style-name="N0">
      <style:chart-properties chart:display-label="true" chart:logarithmic="true" chart:origin="0" chart:interval-minor-divisor="5" chart:reverse-direction="false" text:line-break="false" loext:try-staggering-first="false" chart:link-data-style-to-source="false" chart:axis-position="0"/>
      <style:text-properties fo:font-family="'Latin Modern Roman'" style:font-style-name="10 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Latin Modern Roman'" style:font-style-name="10 Bold" fo:font-size="9pt" fo:font-weight="bold" style:font-size-asian="9pt" style:font-size-complex="9pt"/>
    </style:style>
    <style:style style:name="ch8" style:family="chart">
      <style:graphic-properties svg:stroke-color="#999999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5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5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359cm" svg:height="9cm" xlink:href=".." xlink:type="simple" chart:class="chart:scatter" chart:style-name="ch1">
        <chart:legend svg:x="1.504cm" svg:y="0.106cm" style:legend-expansion="custom" chartooo:width="10.462cm" chartooo:height="0.794cm" style:legend-expansion-aspect-ratio="13.176322418136" chart:style-name="ch2"/>
        <chart:plot-area chart:style-name="ch3" table:cell-range-address="Sheet5.H7:Sheet5.M12" chart:data-source-has-labels="row" svg:x="0.7cm" svg:y="0.77cm" svg:width="11.471cm" svg:height="7.343cm">
          <chartooo:coordinate-region svg:x="2.015cm" svg:y="1.025cm" svg:width="9.574cm" svg:height="6.33cm"/>
          <chart:axis chart:dimension="x" chart:name="primary-x" chart:style-name="ch4">
            <chart:title svg:x="3.069cm" svg:y="8.28cm" chart:style-name="ch5">
              <text:p>Tamanho do conjunto de dados, N</text:p>
            </chart:title>
          </chart:axis>
          <chart:axis chart:dimension="y" chart:name="primary-y" chart:style-name="ch6">
            <chart:title svg:x="0cm" svg:y="5.357cm" chart:style-name="ch7">
              <text:p>Tempo (s)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Sheet5.I8:Sheet5.I12" chart:label-cell-address="Sheet5.I7:Sheet5.I7" chart:class="chart:scatter">
            <chart:domain table:cell-range-address="Sheet5.H8:Sheet5.H12"/>
            <chart:data-point chart:repeated="5"/>
          </chart:series>
          <chart:series chart:style-name="ch11" chart:values-cell-range-address="Sheet5.J8:Sheet5.J12" chart:label-cell-address="Sheet5.J7:Sheet5.J7" chart:class="chart:scatter">
            <chart:data-point chart:repeated="5"/>
          </chart:series>
          <chart:series chart:style-name="ch12" chart:values-cell-range-address="Sheet5.K8:Sheet5.K12" chart:label-cell-address="Sheet5.K7:Sheet5.K7" chart:class="chart:scatter">
            <chart:data-point chart:repeated="5"/>
          </chart:series>
          <chart:series chart:style-name="ch13" chart:values-cell-range-address="Sheet5.L8:Sheet5.L12" chart:label-cell-address="Sheet5.L7:Sheet5.L7" chart:class="chart:scatter">
            <chart:data-point chart:repeated="5"/>
          </chart:series>
          <chart:series chart:style-name="ch14" chart:values-cell-range-address="Sheet5.M8:Sheet5.M12" chart:label-cell-address="Sheet5.M7:Sheet5.M7" chart:class="chart:scatte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election</text:p>
                <draw:g>
                  <svg:desc>Sheet5.I7:Sheet5.I7</svg:desc>
                </draw:g>
              </table:table-cell>
              <table:table-cell office:value-type="string">
                <text:p>Merge</text:p>
                <draw:g>
                  <svg:desc>Sheet5.J7:Sheet5.J7</svg:desc>
                </draw:g>
              </table:table-cell>
              <table:table-cell office:value-type="string">
                <text:p>Quick</text:p>
                <draw:g>
                  <svg:desc>Sheet5.K7:Sheet5.K7</svg:desc>
                </draw:g>
              </table:table-cell>
              <table:table-cell office:value-type="string">
                <text:p>Insertion</text:p>
                <draw:g>
                  <svg:desc>Sheet5.L7:Sheet5.L7</svg:desc>
                </draw:g>
              </table:table-cell>
              <table:table-cell office:value-type="string">
                <text:p>Shell</text:p>
                <draw:g>
                  <svg:desc>Sheet5.M7:Sheet5.M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5.H8:Sheet5.H12</svg:desc>
                </draw:g>
              </table:table-cell>
              <table:table-cell office:value-type="float" office:value="0.000001">
                <text:p>0.000001</text:p>
                <draw:g>
                  <svg:desc>Sheet5.I8:Sheet5.I12</svg:desc>
                </draw:g>
              </table:table-cell>
              <table:table-cell office:value-type="float" office:value="0.0000085">
                <text:p>0.0000085</text:p>
                <draw:g>
                  <svg:desc>Sheet5.J8:Sheet5.J12</svg:desc>
                </draw:g>
              </table:table-cell>
              <table:table-cell office:value-type="float" office:value="0.000001">
                <text:p>0.000001</text:p>
                <draw:g>
                  <svg:desc>Sheet5.K8:Sheet5.K12</svg:desc>
                </draw:g>
              </table:table-cell>
              <table:table-cell office:value-type="float" office:value="0.00000125">
                <text:p>0.00000125</text:p>
                <draw:g>
                  <svg:desc>Sheet5.L8:Sheet5.L12</svg:desc>
                </draw:g>
              </table:table-cell>
              <table:table-cell office:value-type="float" office:value="0.000001">
                <text:p>0.000001</text:p>
                <draw:g>
                  <svg:desc>Sheet5.M8:Sheet5.M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000875">
                <text:p>0.00000875</text:p>
              </table:table-cell>
              <table:table-cell office:value-type="float" office:value="0.00002125">
                <text:p>0.00002125</text:p>
              </table:table-cell>
              <table:table-cell office:value-type="float" office:value="0.00000675">
                <text:p>0.0000067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0051575">
                <text:p>0.00051575</text:p>
              </table:table-cell>
              <table:table-cell office:value-type="float" office:value="0.0001385">
                <text:p>0.0001385</text:p>
              </table:table-cell>
              <table:table-cell office:value-type="float" office:value="0.00042425">
                <text:p>0.00042425</text:p>
              </table:table-cell>
              <table:table-cell office:value-type="float" office:value="0.00000175">
                <text:p>0.00000175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04787975">
                <text:p>0.04787975</text:p>
              </table:table-cell>
              <table:table-cell office:value-type="float" office:value="0.00130975">
                <text:p>0.00130975</text:p>
              </table:table-cell>
              <table:table-cell office:value-type="float" office:value="0.04446325">
                <text:p>0.04446325</text:p>
              </table:table-cell>
              <table:table-cell office:value-type="float" office:value="0.00001225">
                <text:p>0.00001225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4.969915">
                <text:p>4.969915</text:p>
              </table:table-cell>
              <table:table-cell office:value-type="float" office:value="0.0160125">
                <text:p>0.0160125</text:p>
              </table:table-cell>
              <table:table-cell office:value-type="float" office:value="3.36492">
                <text:p>3.36492</text:p>
              </table:table-cell>
              <table:table-cell office:value-type="float" office:value="0.00026375">
                <text:p>0.00026375</text:p>
              </table:table-cell>
              <table:table-cell office:value-type="float" office:value="0.001815">
                <text:p>0.0018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Linux_X86_64 LibreOffice_project/1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atin Modern Roman'" style:font-style-name="10 Regular"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text-properties fo:font-family="'Latin Modern Roman'" style:font-style-name="10 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Latin Modern Roman'" style:font-style-name="10 Regular" fo:font-size="10pt" fo:font-weight="bold" style:font-size-asian="9pt" style:font-size-complex="9pt"/>
    </style:style>
    <style:style style:name="ch6" style:family="chart" style:data-style-name="N0">
      <style:chart-properties chart:display-label="true" chart:logarithmic="true" chart:origin="0" chart:interval-minor-divisor="5" chart:reverse-direction="false" text:line-break="false" loext:try-staggering-first="false" chart:link-data-style-to-source="false" chart:axis-position="0"/>
      <style:text-properties fo:font-family="'Latin Modern Roman'" style:font-style-name="10 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Latin Modern Roman'" style:font-style-name="10 Bold" fo:font-size="9pt" fo:font-weight="bold" style:font-size-asian="9pt" style:font-size-complex="9pt"/>
    </style:style>
    <style:style style:name="ch8" style:family="chart">
      <style:graphic-properties svg:stroke-color="#999999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5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5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359cm" svg:height="9cm" xlink:href=".." xlink:type="simple" chart:class="chart:scatter" chart:style-name="ch1">
        <chart:legend svg:x="1.504cm" svg:y="0.106cm" style:legend-expansion="custom" chartooo:width="10.462cm" chartooo:height="0.794cm" style:legend-expansion-aspect-ratio="13.176322418136" chart:style-name="ch2"/>
        <chart:plot-area chart:style-name="ch3" table:cell-range-address="Sheet5.H13:Sheet5.M18" chart:data-source-has-labels="row" svg:x="0.7cm" svg:y="0.77cm" svg:width="11.471cm" svg:height="7.343cm">
          <chartooo:coordinate-region svg:x="2.015cm" svg:y="1.025cm" svg:width="9.574cm" svg:height="6.33cm"/>
          <chart:axis chart:dimension="x" chart:name="primary-x" chart:style-name="ch4">
            <chart:title svg:x="3.069cm" svg:y="8.28cm" chart:style-name="ch5">
              <text:p>Tamanho do conjunto de dados, N</text:p>
            </chart:title>
          </chart:axis>
          <chart:axis chart:dimension="y" chart:name="primary-y" chart:style-name="ch6">
            <chart:title svg:x="0cm" svg:y="5.357cm" chart:style-name="ch7">
              <text:p>Tempo (s)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Sheet5.I14:Sheet5.I18" chart:label-cell-address="Sheet5.I13:Sheet5.I13" chart:class="chart:scatter">
            <chart:domain table:cell-range-address="Sheet5.H14:Sheet5.H18"/>
            <chart:data-point chart:repeated="5"/>
          </chart:series>
          <chart:series chart:style-name="ch11" chart:values-cell-range-address="Sheet5.J14:Sheet5.J18" chart:label-cell-address="Sheet5.J13:Sheet5.J13" chart:class="chart:scatter">
            <chart:data-point chart:repeated="5"/>
          </chart:series>
          <chart:series chart:style-name="ch12" chart:values-cell-range-address="Sheet5.K14:Sheet5.K18" chart:label-cell-address="Sheet5.K13:Sheet5.K13" chart:class="chart:scatter">
            <chart:data-point chart:repeated="5"/>
          </chart:series>
          <chart:series chart:style-name="ch13" chart:values-cell-range-address="Sheet5.L14:Sheet5.L18" chart:label-cell-address="Sheet5.L13:Sheet5.L13" chart:class="chart:scatter">
            <chart:data-point chart:repeated="5"/>
          </chart:series>
          <chart:series chart:style-name="ch14" chart:values-cell-range-address="Sheet5.M14:Sheet5.M18" chart:label-cell-address="Sheet5.M13:Sheet5.M13" chart:class="chart:scatte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election</text:p>
                <draw:g>
                  <svg:desc>Sheet5.I13:Sheet5.I13</svg:desc>
                </draw:g>
              </table:table-cell>
              <table:table-cell office:value-type="string">
                <text:p>Merge</text:p>
                <draw:g>
                  <svg:desc>Sheet5.J13:Sheet5.J13</svg:desc>
                </draw:g>
              </table:table-cell>
              <table:table-cell office:value-type="string">
                <text:p>Quick</text:p>
                <draw:g>
                  <svg:desc>Sheet5.K13:Sheet5.K13</svg:desc>
                </draw:g>
              </table:table-cell>
              <table:table-cell office:value-type="string">
                <text:p>Insertion</text:p>
                <draw:g>
                  <svg:desc>Sheet5.L13:Sheet5.L13</svg:desc>
                </draw:g>
              </table:table-cell>
              <table:table-cell office:value-type="string">
                <text:p>Shell</text:p>
                <draw:g>
                  <svg:desc>Sheet5.M13:Sheet5.M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5.H14:Sheet5.H18</svg:desc>
                </draw:g>
              </table:table-cell>
              <table:table-cell office:value-type="float" office:value="0.000001">
                <text:p>0.000001</text:p>
                <draw:g>
                  <svg:desc>Sheet5.I14:Sheet5.I18</svg:desc>
                </draw:g>
              </table:table-cell>
              <table:table-cell office:value-type="float" office:value="0.00000275">
                <text:p>0.00000275</text:p>
                <draw:g>
                  <svg:desc>Sheet5.J14:Sheet5.J18</svg:desc>
                </draw:g>
              </table:table-cell>
              <table:table-cell office:value-type="float" office:value="0.000001">
                <text:p>0.000001</text:p>
                <draw:g>
                  <svg:desc>Sheet5.K14:Sheet5.K18</svg:desc>
                </draw:g>
              </table:table-cell>
              <table:table-cell office:value-type="float" office:value="0.000001">
                <text:p>0.000001</text:p>
                <draw:g>
                  <svg:desc>Sheet5.L14:Sheet5.L18</svg:desc>
                </draw:g>
              </table:table-cell>
              <table:table-cell office:value-type="float" office:value="0.000001">
                <text:p>0.000001</text:p>
                <draw:g>
                  <svg:desc>Sheet5.M14:Sheet5.M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000875">
                <text:p>0.00000875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004675">
                <text:p>0.0004675</text:p>
              </table:table-cell>
              <table:table-cell office:value-type="float" office:value="0.00014425">
                <text:p>0.00014425</text:p>
              </table:table-cell>
              <table:table-cell office:value-type="float" office:value="0.00046975">
                <text:p>0.00046975</text:p>
              </table:table-cell>
              <table:table-cell office:value-type="float" office:value="0.00000225">
                <text:p>0.00000225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05000675">
                <text:p>0.05000675</text:p>
              </table:table-cell>
              <table:table-cell office:value-type="float" office:value="0.001518">
                <text:p>0.001518</text:p>
              </table:table-cell>
              <table:table-cell office:value-type="float" office:value="0.03323875">
                <text:p>0.03323875</text:p>
              </table:table-cell>
              <table:table-cell office:value-type="float" office:value="0.00002375">
                <text:p>0.00002375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6.0286875">
                <text:p>6.0286875</text:p>
              </table:table-cell>
              <table:table-cell office:value-type="float" office:value="0.0182245">
                <text:p>0.0182245</text:p>
              </table:table-cell>
              <table:table-cell office:value-type="float" office:value="3.4112475">
                <text:p>3.4112475</text:p>
              </table:table-cell>
              <table:table-cell office:value-type="float" office:value="0.00023725">
                <text:p>0.00023725</text:p>
              </table:table-cell>
              <table:table-cell office:value-type="float" office:value="0.001424">
                <text:p>0.00142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Linux_X86_64 LibreOffice_project/1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atin Modern Roman'" style:font-style-name="10 Regular"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3">
      <style:chart-properties chart:display-label="true" chart:logarithmic="true" chart:origin="0" chart:reverse-direction="false" text:line-break="false" loext:try-staggering-first="false" chart:link-data-style-to-source="true" chart:axis-position="0"/>
      <style:text-properties fo:font-family="'Latin Modern Roman'" style:font-style-name="10 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Latin Modern Roman'" style:font-style-name="10 Regular" fo:font-size="10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interval-minor-divisor="5" chart:reverse-direction="false" text:line-break="false" loext:try-staggering-first="false" chart:link-data-style-to-source="false" chart:axis-position="0"/>
      <style:text-properties fo:font-family="'Latin Modern Roman'" style:font-style-name="10 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Latin Modern Roman'" style:font-style-name="10 Bold" fo:font-size="9pt" fo:font-weight="bold" style:font-size-asian="9pt" style:font-size-complex="9pt"/>
    </style:style>
    <style:style style:name="ch8" style:family="chart">
      <style:graphic-properties svg:stroke-color="#999999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5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359cm" svg:height="9cm" xlink:href=".." xlink:type="simple" chart:class="chart:scatter" chart:style-name="ch1">
        <chart:legend svg:x="1.504cm" svg:y="0.106cm" style:legend-expansion="custom" chartooo:width="10.462cm" chartooo:height="0.794cm" style:legend-expansion-aspect-ratio="13.176322418136" chart:style-name="ch2"/>
        <chart:plot-area chart:style-name="ch3" table:cell-range-address="Sheet5.B25:Sheet5.E30" chart:data-source-has-labels="row" svg:x="0.893cm" svg:y="0.77cm" svg:width="11.327cm" svg:height="7.343cm">
          <chartooo:coordinate-region svg:x="2.015cm" svg:y="1.025cm" svg:width="9.574cm" svg:height="6.33cm"/>
          <chart:axis chart:dimension="x" chart:name="primary-x" chart:style-name="ch4">
            <chart:title svg:x="3.19cm" svg:y="8.28cm" chart:style-name="ch5">
              <text:p>Tamanho do conjunto de dados, N</text:p>
            </chart:title>
          </chart:axis>
          <chart:axis chart:dimension="y" chart:name="primary-y" chart:style-name="ch6">
            <chart:title svg:x="0cm" svg:y="5.357cm" chart:style-name="ch7">
              <text:p>Tempo (s)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Sheet5.C26:Sheet5.C30" chart:label-cell-address="Sheet5.C25:Sheet5.C25" chart:class="chart:scatter">
            <chart:domain table:cell-range-address="Sheet5.B26:Sheet5.B30"/>
            <chart:data-point chart:repeated="5"/>
          </chart:series>
          <chart:series chart:style-name="ch11" chart:values-cell-range-address="Sheet5.D26:Sheet5.D30" chart:label-cell-address="Sheet5.D25:Sheet5.D25" chart:class="chart:scatter">
            <chart:data-point chart:repeated="5"/>
          </chart:series>
          <chart:series chart:style-name="ch12" chart:values-cell-range-address="Sheet5.E26:Sheet5.E30" chart:label-cell-address="Sheet5.E25:Sheet5.E25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leatório</text:p>
                <draw:g>
                  <svg:desc>Sheet5.C25:Sheet5.C25</svg:desc>
                </draw:g>
              </table:table-cell>
              <table:table-cell office:value-type="string">
                <text:p>Crescente</text:p>
                <draw:g>
                  <svg:desc>Sheet5.D25:Sheet5.D25</svg:desc>
                </draw:g>
              </table:table-cell>
              <table:table-cell office:value-type="string">
                <text:p>Decrescente</text:p>
                <draw:g>
                  <svg:desc>Sheet5.E25:Sheet5.E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5.B26:Sheet5.B30</svg:desc>
                </draw:g>
              </table:table-cell>
              <table:table-cell office:value-type="float" office:value="0.000001">
                <text:p>0.000001</text:p>
                <draw:g>
                  <svg:desc>Sheet5.C26:Sheet5.C30</svg:desc>
                </draw:g>
              </table:table-cell>
              <table:table-cell office:value-type="float" office:value="0.000001">
                <text:p>0.000001</text:p>
                <draw:g>
                  <svg:desc>Sheet5.D26:Sheet5.D30</svg:desc>
                </draw:g>
              </table:table-cell>
              <table:table-cell office:value-type="float" office:value="0">
                <text:p>0</text:p>
                <draw:g>
                  <svg:desc>Sheet5.E26:Sheet5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00063">
                <text:p>0.000063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001164">
                <text:p>0.001164</text:p>
              </table:table-cell>
              <table:table-cell office:value-type="float" office:value="0.000108">
                <text:p>0.000108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0.012024">
                <text:p>0.012024</text:p>
              </table:table-cell>
              <table:table-cell office:value-type="float" office:value="0.001815">
                <text:p>0.001815</text:p>
              </table:table-cell>
              <table:table-cell office:value-type="float" office:value="0.001424">
                <text:p>0.00142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Linux_X86_64 LibreOffice_project/1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